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stroke="solid" draw:stroke-dash="_32__20_Dots_20_1_20_Dash" svg:stroke-width="0.07cm" svg:stroke-color="#0099ff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fo:min-height="0.619cm"/>
    </style:style>
    <style:style style:name="gr10" style:family="graphic" style:parent-style-name="objectwithoutfill">
      <style:graphic-properties draw:stroke="dash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31cm"/>
    </style:style>
    <style:style style:name="gr14" style:family="graphic" style:parent-style-name="standard">
      <style:graphic-properties draw:stroke="solid" svg:stroke-width="0.07cm" svg:stroke-color="#ff0000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1.678cm"/>
    </style:style>
    <style:style style:name="gr16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3cm" svg:stroke-color="#808080" draw:marker-start-width="0.23cm" draw:marker-end-width="0.23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1cm" svg:stroke-color="#0099ff" draw:marker-start="Line_20_Arrow_20_5" draw:marker-start-width="0.45cm" draw:marker-end="Line_20_Arrow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Fine_20_Dashed_20__28_var_29_" svg:stroke-width="0.08cm" svg:stroke-color="#0099ff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draw:stroke-dash="Fine_20_Dashed_20__28_var_29_" svg:stroke-width="0.08cm" svg:stroke-color="#23ff23" draw:marker-start="" draw:marker-start-width="0.26cm" draw:marker-end="Arrow" draw:marker-end-width="0.26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_20__28_var_29_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_20__28_var_29_" svg:stroke-width="0.08cm" svg:stroke-color="#0099ff" draw:marker-start="" draw:marker-start-width="0.38cm" draw:marker-end="Line_20_Arrow_20_4" draw:marker-end-width="0.38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708cm"/>
    </style:style>
    <style:style style:name="gr30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0.823cm"/>
    </style:style>
    <style:style style:name="gr32" style:family="graphic" style:parent-style-name="standard">
      <style:graphic-properties draw:stroke="none" svg:stroke-color="#000000" draw:fill="none" draw:fill-color="#ffffff" fo:min-height="0.83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draw:stroke-dash="Fine_20_Dashed_20__28_var_29_" svg:stroke-width="0.16cm" svg:stroke-color="#23ff23" draw:marker-start="" draw:marker-start-width="0.41cm" draw:marker-end="Arrow" draw:marker-end-width="0.41cm" svg:stroke-opacity="100%" draw:fill="none" draw:textarea-vertical-align="middle" fo:padding-top="0.205cm" fo:padding-bottom="0.205cm" fo:padding-left="0.33cm" fo:padding-right="0.33cm"/>
    </style:style>
    <style:style style:name="gr35" style:family="graphic" style:parent-style-name="standard">
      <style:graphic-properties svg:stroke-color="#c0c0c0" draw:textarea-horizontal-align="justify" draw:textarea-vertical-align="middle" draw:auto-grow-height="false"/>
    </style:style>
    <style:style style:name="gr36" style:family="graphic" style:parent-style-name="objectwithoutfill">
      <style:graphic-properties draw:stroke="dash" draw:stroke-dash="Fine_20_Dashed_20__28_var_29_" svg:stroke-width="0.1cm" svg:stroke-color="#0099ff" draw:marker-start="" draw:marker-start-width="0.41cm" draw:marker-end="Line_20_Arrow_20_4" draw:marker-end-width="0.41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stroke="dash" draw:stroke-dash="Fine_20_Dashed_20__28_var_29_" svg:stroke-width="0.16cm" svg:stroke-color="#cfe7f5" draw:marker-start-width="0.44cm" draw:marker-end="Arrow" draw:marker-end-width="0.54cm" draw:fill="none" draw:textarea-vertical-align="middle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Fine_20_Dashed_20__28_var_29_" svg:stroke-width="0.08cm" svg:stroke-color="#99cc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draw:stroke="dash" draw:stroke-dash="Fine_20_Dotted" svg:stroke-width="0.1cm" svg:stroke-color="#0099ff" draw:marker-start-width="0.35cm" draw:marker-end="Line_20_Arrow_20_3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2" style:family="graphic" style:parent-style-name="objectwithoutfill">
      <style:graphic-properties draw:stroke="dash" draw:stroke-dash="Fine_20_Dashed_20__28_var_29_" svg:stroke-width="0.08cm" svg:stroke-color="#cfe7f5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width="0.05cm" svg:stroke-color="#ff3366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otted" svg:stroke-width="0.1cm" svg:stroke-color="#0099ff" draw:marker-start-width="0.53cm" draw:marker-end="Line_20_Arrow_20_3" draw:marker-end-width="0.63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7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fo:min-height="0.723cm"/>
    </style:style>
    <style:style style:name="gr5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1" style:family="graphic" style:parent-style-name="objectwithoutfill">
      <style:graphic-properties draw:stroke="dash" draw:stroke-dash="Fine_20_Dashed_20__28_var_29_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right" draw:textarea-vertical-align="bottom" draw:auto-grow-height="fals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fo:min-height="1.654cm"/>
    </style:style>
    <style:style style:name="gr54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08cm" svg:stroke-color="#23ff23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8cm" svg:stroke-color="#23ff23" draw:marker-start="Line_20_Arrow_20_1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fo:min-height="1.657cm"/>
    </style:style>
    <style:style style:name="gr58" style:family="graphic" style:parent-style-name="standard">
      <style:graphic-properties draw:stroke="none" svg:stroke-color="#000000" draw:fill="none" draw:fill-color="#ffffff" fo:min-height="0.75cm" style:protect="position size"/>
    </style:style>
    <style:style style:name="gr59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 style:protect="position size"/>
    </style:style>
    <style:style style:name="gr60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e6e6e6" draw:auto-grow-height="false" fo:min-height="2.72cm" fo:padding-top="0.14cm" fo:padding-bottom="0.14cm" fo:padding-left="0.265cm" fo:padding-right="0.265cm" style:protect="position size"/>
    </style:style>
    <style:style style:name="gr61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ffffff" draw:auto-grow-height="false" fo:min-height="2.75cm" fo:padding-top="0.14cm" fo:padding-bottom="0.14cm" fo:padding-left="0.265cm" fo:padding-right="0.265cm" style:protect="position size"/>
    </style:style>
    <style:style style:name="gr62" style:family="graphic" style:parent-style-name="standard">
      <style:graphic-properties draw:stroke="dash" draw:stroke-dash="Fine_20_Dashed_20__28_var_29_" svg:stroke-width="0.05cm" svg:stroke-color="#000000" draw:marker-start-width="0.28cm" draw:marker-end-width="0.28cm" draw:fill="none" draw:fill-color="#ffffff" draw:auto-grow-height="false" fo:min-height="12.72cm" fo:padding-top="0.15cm" fo:padding-bottom="0.15cm" fo:padding-left="0.275cm" fo:padding-right="0.275cm" style:protect="position size"/>
    </style:style>
    <style:style style:name="gr63" style:family="graphic" style:parent-style-name="standard">
      <style:graphic-properties draw:stroke="none" svg:stroke-color="#000000" draw:fill="none" draw:fill-color="#ffffff" draw:auto-grow-height="false" fo:min-height="2.75cm" style:protect="position size"/>
    </style:style>
    <style:style style:name="gr64" style:family="graphic" style:parent-style-name="objectwithoutfill">
      <style:graphic-properties draw:stroke="dash" draw:stroke-dash="Fine_20_Dashed_20__28_var_29_" svg:stroke-width="0.05cm" svg:stroke-color="#808080" draw:marker-start="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ffffff" draw:fill="solid" draw:fill-color="#ffffff" draw:textarea-horizontal-align="justify" draw:textarea-vertical-align="middle" draw:auto-grow-height="false" style:protect="size"/>
    </style:style>
    <style:style style:name="gr66" style:family="graphic" style:parent-style-name="standard">
      <style:graphic-properties draw:textarea-horizontal-align="justify" draw:textarea-vertical-align="middle" draw:auto-grow-height="false" style:protect="size"/>
    </style:style>
    <style:style style:name="gr67" style:family="graphic" style:parent-style-name="standard">
      <style:graphic-properties draw:textarea-horizontal-align="justify" draw:textarea-vertical-align="middle" draw:auto-grow-height="false" style:protect="size"/>
    </style:style>
    <style:style style:name="gr68" style:family="graphic" style:parent-style-name="standard">
      <style:graphic-properties draw:stroke="none" svg:stroke-color="#000000" draw:fill="none" draw:fill-color="#ffffff" draw:auto-grow-height="false" fo:min-height="1.678cm" style:protect="size"/>
    </style:style>
    <style:style style:name="gr69" style:family="graphic" style:parent-style-name="objectwithoutfill">
      <style:graphic-properties draw:stroke="dash" draw:stroke-dash="Fine_20_Dashed_20__28_var_29_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false" fo:min-height="0.75cm" fo:padding-top="0.05cm" fo:padding-bottom="0.05cm" fo:padding-left="0.05cm" fo:padding-right="0.05cm" style:protect="size"/>
    </style:style>
    <style:style style:name="gr71" style:family="graphic" style:parent-style-name="standard">
      <style:graphic-properties draw:stroke="solid" draw:stroke-dash="Fine_20_Dashed_20__28_var_29_" svg:stroke-width="0.01cm" svg:stroke-color="#808080" draw:marker-start-width="0.22cm" draw:marker-end-width="0.22cm" draw:fill="none" draw:fill-color="#ffffff" draw:textarea-horizontal-align="left" draw:textarea-vertical-align="top" draw:auto-grow-height="false" fo:min-height="0.75cm" fo:padding-top="0.03cm" fo:padding-bottom="0.03cm" fo:padding-left="0.03cm" fo:padding-right="0.03cm"/>
    </style:style>
    <style:style style:name="gr72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3cm" fo:padding-bottom="0.03cm" fo:padding-left="0.03cm" fo:padding-right="0.03cm" style:protect="size"/>
    </style:style>
    <style:style style:name="gr74" style:family="graphic" style:parent-style-name="objectwithoutfill">
      <style:graphic-properties draw:stroke="dash" draw:stroke-dash="Fine_20_Dashed_20__28_var_29_" svg:stroke-width="0.05cm" svg:stroke-color="#808080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c0c0c0" draw:fill="none" draw:fill-color="#ccffff" draw:textarea-vertical-align="middle" draw:auto-grow-height="false" fo:min-height="0.75cm" fo:padding-top="0.05cm" fo:padding-bottom="0.05cm" fo:padding-left="0.05cm" fo:padding-right="0.05cm"/>
    </style:style>
    <style:style style:name="gr76" style:family="graphic" style:parent-style-name="standard">
      <style:graphic-properties draw:stroke="solid" draw:stroke-dash="Fine_20_Dashed_20__28_var_29_" svg:stroke-width="0.2cm" svg:stroke-color="#ff0000" draw:marker-start-width="0.5cm" draw:marker-end-width="0.5cm" svg:stroke-opacity="50%" draw:fill="none" draw:opacity="100%" draw:textarea-horizontal-align="justify" draw:textarea-vertical-align="middle" draw:auto-grow-height="false" fo:padding-top="0.225cm" fo:padding-bottom="0.225cm" fo:padding-left="0.35cm" fo:padding-right="0.35cm" draw:shadow-opacity="100%"/>
    </style:style>
    <style:style style:name="gr77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bottom" draw:auto-grow-height="false" fo:min-height="0.75cm" fo:padding-top="0.05cm" fo:padding-bottom="0.05cm" fo:padding-left="0.05cm" fo:padding-right="0.0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75cm" fo:padding-top="0.05cm" fo:padding-bottom="0.05cm" fo:padding-left="0.05cm" fo:padding-right="0.05cm" style:protect="size"/>
    </style:style>
    <style:style style:name="gr79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5cm" fo:padding-bottom="0.05cm" fo:padding-left="0.05cm" fo:padding-right="0.05cm" style:protect="size"/>
    </style:style>
    <style:style style:name="gr81" style:family="graphic" style:parent-style-name="standard">
      <style:graphic-properties draw:fill="solid" draw:fill-color="#ffffff" draw:textarea-horizontal-align="justify" draw:textarea-vertical-align="middle" draw:auto-grow-height="false" fo:padding-top="0.05cm" fo:padding-bottom="0.05cm" fo:padding-left="0.05cm" fo:padding-right="0.05cm" style:protect="size"/>
    </style:style>
    <style:style style:name="gr82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top" draw:auto-grow-height="false" fo:min-height="0.75cm" fo:padding-top="0.05cm" fo:padding-bottom="0.05cm" fo:padding-left="0.05cm" fo:padding-right="0.05cm" style:protect="size"/>
    </style:style>
    <style:style style:name="gr83" style:family="graphic" style:parent-style-name="standard">
      <style:graphic-properties draw:stroke="dash" draw:stroke-dash="Fine_20_Dashed_20__28_var_29_" svg:stroke-width="0.03cm" svg:stroke-color="#80808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84" style:family="graphic" style:parent-style-name="standard">
      <style:graphic-properties draw:stroke="none" draw:fill="none" draw:textarea-vertical-align="middle" draw:auto-grow-height="false" fo:min-height="0.524cm" fo:padding-top="0cm" fo:padding-bottom="0cm" fo:padding-left="0cm" fo:padding-right="0cm"/>
    </style:style>
    <style:style style:name="gr85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svg:stroke-linecap="butt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86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 style:protect="size"/>
    </style:style>
    <style:style style:name="gr87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bottom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vertical-align="top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top" fo:padding-top="0.15cm" fo:padding-bottom="0.15cm" fo:padding-left="0.275cm" fo:padding-right="0.275cm"/>
    </style:style>
    <style:style style:name="gr90" style:family="graphic" style:parent-style-name="objectwithoutfill">
      <style:graphic-properties draw:stroke="dash" draw:stroke-dash="Fine_20_Dashed_20__28_var_29_" svg:stroke-width="0.03cm" svg:stroke-color="#808080" draw:marker-start-width="0.245cm" draw:marker-end="Line_20_Arrow_20_1" draw:marker-end-width="0.345cm" draw:fill="none" draw:textarea-vertical-align="middle" fo:padding-top="0.14cm" fo:padding-bottom="0.14cm" fo:padding-left="0.265cm" fo:padding-right="0.265cm"/>
    </style:style>
    <style:style style:name="gr9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92" style:family="graphic" style:parent-style-name="standard">
      <style:graphic-properties draw:stroke="none"/>
    </style:style>
    <style:style style:name="gr93" style:family="graphic" style:parent-style-name="objectwithoutfill">
      <style:graphic-properties draw:stroke="dash" draw:stroke-dash="Fine_20_Dashed_20__28_var_29_" svg:stroke-width="0.05cm" svg:stroke-color="#c0c0c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4" style:family="graphic" style:parent-style-name="objectwithoutfill">
      <style:graphic-properties draw:stroke="dash" draw:stroke-dash="Fine_20_Dashed_20__28_var_29_" svg:stroke-width="0.1cm" svg:stroke-color="#808080" draw:marker-start="Line_20_Arrow_20_1" draw:marker-start-width="0.35cm" draw:marker-end="Line_20_Arrow_20_1" draw:marker-end-width="0.45cm" draw:fill="none" draw:textarea-vertical-align="middle" fo:padding-top="0.175cm" fo:padding-bottom="0.175cm" fo:padding-left="0.3cm" fo:padding-right="0.3cm"/>
    </style:style>
    <style:style style:name="gr95" style:family="graphic" style:parent-style-name="standard">
      <style:graphic-properties draw:stroke="none" svg:stroke-color="#000000" draw:fill="none" draw:fill-color="#ffffff" draw:auto-grow-height="false" fo:min-height="3.6cm" style:protect="size"/>
    </style:style>
    <style:style style:name="gr96" style:family="graphic" style:parent-style-name="standard">
      <style:graphic-properties draw:stroke="none" draw:fill="solid" draw:fill-color="#2300dc" draw:textarea-horizontal-align="justify" draw:textarea-vertical-align="middle" draw:auto-grow-height="false"/>
    </style:style>
    <style:style style:name="gr9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9" style:family="graphic" style:parent-style-name="standard">
      <style:graphic-properties draw:stroke="solid" svg:stroke-width="0.05cm" svg:stroke-color="#ffffff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100" style:family="graphic" style:parent-style-name="objectwithoutfill">
      <style:graphic-properties draw:stroke="dash" draw:stroke-dash="Fine_20_Dashed_20__28_var_29_" svg:stroke-width="0.05cm" svg:stroke-color="#c0c0c0" draw:marker-start="Line_20_Arrow_20_7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stroke="none" svg:stroke-color="#000000" draw:fill="none" draw:fill-color="#ffffff" fo:min-height="0.65cm"/>
    </style:style>
    <style:style style:name="gr102" style:family="graphic" style:parent-style-name="standard">
      <style:graphic-properties draw:stroke="none" svg:stroke-color="#000000" draw:fill="none" draw:fill-color="#ffffff" draw:auto-grow-height="false" fo:min-height="0.75cm" style:protect="position 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5" style:family="paragraph">
      <style:paragraph-properties fo:text-align="center"/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6" style:family="paragraph">
      <style:paragraph-properties fo:text-align="center"/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7" style:family="paragraph">
      <style:paragraph-properties fo:text-align="center"/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8" style:family="paragraph">
      <style:paragraph-properties fo:text-align="center"/>
      <style:text-properties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9" style:family="paragraph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1" style:family="paragraph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/>
      <style:text-properties fo:font-family="Consolas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font-family="Consolas" style:font-style-name="标准" style:font-family-generic="modern" style:font-pitch="fixed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23" style:family="paragraph">
      <style:paragraph-properties fo:text-align="center"/>
      <style:text-properties fo:font-style="italic" style:font-style-asian="italic" style:font-style-complex="italic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line-height="100%" fo:text-align="center"/>
    </style:style>
    <style:style style:name="P28" style:family="paragraph">
      <style:paragraph-properties fo:line-height="100%" fo:text-align="center"/>
      <style:text-properties fo:font-size="10.5pt" style:font-size-asian="10.5pt" style:font-size-complex="10.5pt"/>
    </style:style>
    <style:style style:name="P29" style:family="paragraph">
      <style:paragraph-properties fo:line-height="100%" fo:text-align="center"/>
      <style:text-properties fo:font-size="10.5pt" fo:font-style="normal" style:font-size-asian="10.5pt" style:font-style-asian="normal" style:font-size-complex="10.5pt" style:font-style-complex="normal"/>
    </style:style>
    <style:style style:name="P30" style:family="paragraph">
      <style:paragraph-properties fo:text-align="center"/>
      <style:text-properties fo:font-size="10.5pt" style:font-size-asian="10.5pt" style:font-size-complex="10.5pt"/>
    </style:style>
    <style:style style:name="P31" style:family="paragraph">
      <style:paragraph-properties fo:text-align="center"/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2" style:family="paragraph">
      <style:paragraph-properties fo:text-align="center"/>
      <style:text-properties fo:color="#808080" fo:font-style="italic" style:font-style-asian="italic" style:font-style-complex="italic"/>
    </style:style>
    <style:style style:name="P33" style:family="paragraph">
      <style:paragraph-properties fo:text-align="justify"/>
    </style:style>
    <style:style style:name="P34" style:family="paragraph">
      <style:paragraph-properties fo:text-align="justify"/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P35" style:family="paragraph">
      <style:paragraph-properties fo:text-align="center"/>
      <style:text-properties fo:color="#808080" fo:font-size="16pt" style:font-size-asian="16pt" style:font-size-complex="16pt"/>
    </style:style>
    <style:style style:name="P36" style:family="paragraph">
      <style:paragraph-properties fo:text-align="center"/>
      <style:text-properties fo:font-size="22pt" style:font-size-asian="22pt" style:font-size-complex="22pt"/>
    </style:style>
    <style:style style:name="P37" style:family="paragraph">
      <style:paragraph-properties fo:text-align="center"/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38" style:family="paragraph">
      <style:paragraph-properties fo:text-align="center"/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9" style:family="paragraph">
      <style:paragraph-properties fo:line-height="100%" fo:text-align="center"/>
      <style:text-properties fo:font-size="12pt" fo:font-style="normal" style:font-size-asian="12pt" style:font-style-asian="normal" style:font-size-complex="12pt" style:font-style-complex="normal"/>
    </style:style>
    <style:style style:name="P40" style:family="paragraph">
      <style:paragraph-properties fo:text-align="end"/>
      <style:text-properties fo:font-style="italic" style:font-style-asian="italic" style:font-style-complex="italic"/>
    </style:style>
    <style:style style:name="P41" style:family="paragraph">
      <style:paragraph-properties fo:text-align="start"/>
      <style:text-properties fo:font-size="14pt" style:font-size-asian="14pt" style:font-size-complex="14pt"/>
    </style:style>
    <style:style style:name="P42" style:family="paragraph">
      <style:paragraph-properties fo:line-height="100%" fo:text-align="justify"/>
      <style:text-properties fo:font-size="14pt" fo:font-style="italic" style:font-size-asian="14pt" style:font-style-asian="italic" style:font-size-complex="14pt" style:font-style-complex="italic"/>
    </style:style>
    <style:style style:name="P43" style:family="paragraph">
      <style:text-properties fo:font-size="18pt"/>
    </style:style>
    <style:style style:name="P44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>
      <style:paragraph-properties fo:text-align="start"/>
      <style:text-properties fo:font-size="16pt" style:font-size-asian="16pt" style:font-size-complex="16pt"/>
    </style:style>
    <style:style style:name="P46" style:family="paragraph">
      <style:paragraph-properties fo:line-height="100%" fo:text-align="start"/>
      <style:text-properties fo:font-size="10.5pt" fo:font-style="normal" style:font-size-asian="10.5pt" style:font-style-asian="normal" style:font-size-complex="10.5pt" style:font-style-complex="normal"/>
    </style:style>
    <style:style style:name="P4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>
      <style:text-properties fo:font-size="16pt" fo:font-weight="bold" style:font-size-asian="16pt" style:font-size-complex="18pt"/>
    </style:style>
    <style:style style:name="P49" style:family="paragraph">
      <style:text-properties fo:font-size="16pt" fo:font-style="italic" fo:font-weight="bold" style:font-size-asian="16pt" style:font-style-asian="italic" style:font-size-complex="18pt" style:font-style-complex="italic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family="Constantia" style:font-family-generic="roman" style:font-pitch="variable"/>
    </style:style>
    <style:style style:name="P52" style:family="paragraph">
      <style:paragraph-properties fo:text-align="center"/>
      <style:text-properties fo:font-family="Constantia" style:font-family-generic="roman" style:font-pitch="variable" fo:font-size="26pt" style:font-size-asian="26pt" style:font-size-complex="26pt"/>
    </style:style>
    <style:style style:name="P53" style:family="paragraph">
      <style:text-properties fo:font-family="Constantia" style:font-family-generic="roman" style:font-pitch="variable"/>
    </style:style>
    <style:style style:name="P54" style:family="paragraph">
      <style:paragraph-properties fo:text-align="start"/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5" style:family="paragraph">
      <style:paragraph-properties fo:line-height="0.33cm" fo:text-align="end"/>
    </style:style>
    <style:style style:name="P56" style:family="paragraph">
      <style:paragraph-properties fo:line-height="0.33cm" fo:text-align="end"/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57" style:family="paragraph">
      <style:paragraph-properties fo:text-align="center"/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58" style:family="paragraph">
      <style:paragraph-properties fo:text-align="center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9" style:family="paragraph">
      <style:paragraph-properties fo:text-align="center"/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60" style:family="paragraph">
      <style:paragraph-properties fo:text-align="start"/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1" style:family="paragraph">
      <style:paragraph-properties fo:text-align="center"/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P62" style:family="paragraph">
      <style:paragraph-properties fo:text-align="center"/>
      <style:text-properties fo:font-family="Constantia" style:font-family-generic="roman" style:font-pitch="variable" style:font-size-asian="18pt"/>
    </style:style>
    <style:style style:name="P63" style:family="paragraph">
      <style:paragraph-properties fo:text-align="center"/>
      <style:text-properties fo:font-family="Constantia" style:font-family-generic="roman" style:font-pitch="variable" fo:font-size="18pt"/>
    </style:style>
    <style:style style:name="P64" style:family="paragraph">
      <style:text-properties fo:font-family="Constantia" style:font-family-generic="roman" style:font-pitch="variable" fo:font-size="18pt"/>
    </style:style>
    <style:style style:name="P65" style:family="paragraph">
      <style:paragraph-properties fo:text-align="start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6" style:family="paragraph">
      <style:paragraph-properties fo:line-height="100%" fo:text-align="start"/>
    </style:style>
    <style:style style:name="P67" style:family="paragraph">
      <style:paragraph-properties fo:line-height="100%" fo:text-align="start"/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8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69" style:family="paragraph">
      <style:paragraph-properties fo:text-align="center"/>
      <style:text-properties fo:font-size="22pt"/>
    </style:style>
    <style:style style:name="P70" style:family="paragraph">
      <style:paragraph-properties fo:text-align="center"/>
      <style:text-properties fo:font-family="Constantia" style:font-family-generic="roman" style:font-pitch="variable" fo:font-size="10.5pt" style:font-size-asian="10.5pt" style:font-size-complex="10.5pt"/>
    </style:style>
    <style:style style:name="P71" style:family="paragraph">
      <style:paragraph-properties fo:text-align="start"/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72" style:family="paragraph">
      <style:paragraph-properties fo:text-align="center"/>
      <style:text-properties style:font-size-asian="26pt"/>
    </style:style>
    <style:style style:name="P73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74" style:family="paragraph">
      <style:paragraph-properties fo:text-align="start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75" style:family="paragraph">
      <style:text-properties fo:font-family="Constantia" style:font-family-generic="roman" style:font-pitch="variable" fo:font-size="50pt" style:font-size-asian="50pt" style:font-size-complex="50pt"/>
    </style:style>
    <style:style style:name="P76" style:family="paragraph">
      <style:text-properties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77" style:family="paragraph">
      <style:paragraph-properties fo:text-align="start"/>
      <style:text-properties fo:font-family="Constantia" style:font-style-name="标准" style:font-family-generic="roman" style:font-pitch="variable"/>
    </style:style>
    <style:style style:name="P78" style:family="paragraph">
      <style:paragraph-properties fo:text-align="center"/>
      <style:text-properties fo:font-family="Constantia" style:font-style-name="标准" style:font-family-generic="roman" style:font-pitch="variable"/>
    </style:style>
    <style:style style:name="P79" style:family="paragraph">
      <style:paragraph-properties fo:text-align="center"/>
      <style:text-properties fo:font-family="Constantia" style:font-style-name="标准" style:font-family-generic="roman" style:font-pitch="variable" fo:font-size="12pt" style:font-size-asian="12pt" style:font-size-complex="12pt"/>
    </style:style>
    <style:style style:name="P80" style:family="paragraph">
      <style:text-properties fo:font-family="Constantia" style:font-style-name="标准" style:font-family-generic="roman" style:font-pitch="variable" fo:font-size="18pt" style:font-size-asian="18pt" style:font-size-complex="18pt"/>
    </style:style>
    <style:style style:name="P81" style:family="paragraph">
      <style:paragraph-properties fo:text-align="end"/>
      <style:text-properties fo:font-family="Constantia" style:font-style-name="粗斜体" style:font-family-generic="roman" style:font-pitch="variable" fo:font-size="18pt" style:font-size-asian="18pt" style:font-size-complex="18pt"/>
    </style:style>
    <style:style style:name="P82" style:family="paragraph">
      <style:paragraph-properties fo:text-align="end"/>
      <style:text-properties fo:font-family="Constantia" style:font-style-name="粗斜体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3" style:family="paragraph">
      <style:text-properties fo:font-family="Constantia" style:font-style-name="粗斜体" style:font-family-generic="roman" style:font-pitch="variable" fo:font-size="18pt" style:font-size-asian="18pt" style:font-size-complex="18pt"/>
    </style:style>
    <style:style style:name="P84" style:family="paragraph">
      <style:text-properties fo:font-family="Constantia" style:font-style-name="粗斜体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T2" style:family="text"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T3" style:family="text"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4" style:family="text"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5" style:family="text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6" style:family="text"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7" style:family="text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family="Consolas" style:font-family-generic="swiss" style:font-pitch="variable" fo:font-size="15pt" style:font-size-asian="15pt" style:font-size-complex="1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/>
    </style:style>
    <style:style style:name="T1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4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808080" fo:font-size="10.5pt" fo:font-style="italic" style:font-size-asian="10.5pt" style:font-style-asian="italic" style:font-size-complex="10.5pt" style:font-style-complex="italic"/>
    </style:style>
    <style:style style:name="T26" style:family="text"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T27" style:family="text">
      <style:text-properties fo:color="#99ccff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8" style:family="text">
      <style:text-properties fo:color="#808080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29" style:family="text"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30" style:family="text"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31" style:family="text">
      <style:text-properties fo:font-size="12pt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style="italic" style:font-size-asian="12pt" style:font-style-asian="italic" style:font-size-complex="12pt" style:font-style-complex="italic"/>
    </style:style>
    <style:style style:name="T33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ize="16pt" fo:font-weight="bold" style:font-size-asian="16pt" style:font-size-complex="18pt"/>
    </style:style>
    <style:style style:name="T36" style:family="text">
      <style:text-properties fo:font-size="16pt" fo:font-style="italic" fo:font-weight="bold" style:font-size-asian="16pt" style:font-style-asian="italic" style:font-size-complex="18pt" style:font-style-complex="italic"/>
    </style:style>
    <style:style style:name="T37" style:family="text">
      <style:text-properties fo:font-family="Constantia" style:font-style-name="Regular" style:font-family-generic="roman" fo:font-size="26pt" style:font-family-asian="Constantia" style:font-style-name-asian="Regular" style:font-family-generic-asian="roman" style:font-size-asian="26pt" style:font-family-complex="Constantia" style:font-style-name-complex="Regular" style:font-family-generic-complex="roman" style:font-size-complex="26pt"/>
    </style:style>
    <style:style style:name="T38" style:family="text">
      <style:text-properties fo:font-family="Constantia" style:font-family-generic="roman" style:font-pitch="variable"/>
    </style:style>
    <style:style style:name="T39" style:family="text">
      <style:text-properties fo:font-family="Constant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family="Constantia" style:font-family-generic="roman" style:font-pitch="variable" fo:font-size="14pt" style:font-size-asian="14pt" style:font-size-complex="14pt"/>
    </style:style>
    <style:style style:name="T41" style:family="text"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3" style:family="text"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style:text-position="-33% 58%" fo:font-family="Constantia" style:font-family-generic="roman" style:font-pitch="variable"/>
    </style:style>
    <style:style style:name="T45" style:family="text"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6" style:family="text"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T49" style:family="text">
      <style:text-properties fo:font-family="Constantia" style:font-family-generic="roman" style:font-pitch="variable" style:font-size-asian="18pt"/>
    </style:style>
    <style:style style:name="T50" style:family="text">
      <style:text-properties fo:font-family="Constantia" style:font-family-generic="roman" style:font-pitch="variable" fo:font-size="18pt"/>
    </style:style>
    <style:style style:name="T51" style:family="text"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style:text-position="-33% 58%" fo:font-family="Constantia" style:font-family-generic="roman" style:font-pitch="variable" fo:font-size="18pt"/>
    </style:style>
    <style:style style:name="T53" style:family="text">
      <style:text-properties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4" style:family="text"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fo:font-family="Constantia" style:font-family-generic="roman" style:font-pitch="variable" fo:font-size="10.5pt" style:font-size-asian="10.5pt" style:font-size-complex="10.5pt"/>
    </style:style>
    <style:style style:name="T56" style:family="text"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style:text-position="0% 100%" fo:font-family="Constantia" style:font-family-generic="roman" style:font-pitch="variable" fo:font-size="18pt"/>
    </style:style>
    <style:style style:name="T58" style:family="text">
      <style:text-properties style:text-position="-33% 58%"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9" style:family="text">
      <style:text-properties fo:font-family="Constantia" style:font-family-generic="roman" style:font-pitch="variable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60" style:family="text">
      <style:text-properties fo:font-family="Constantia" style:font-family-generic="roman" style:font-pitch="variable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61" style:family="text">
      <style:text-properties fo:font-family="Constantia" style:font-family-generic="roman" style:font-pitch="variable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62" style:family="text">
      <style:text-properties fo:font-family="Constantia" style:font-family-generic="roman" style:font-pitch="variable" fo:font-size="50pt" style:font-size-asian="50pt" style:font-size-complex="50pt"/>
    </style:style>
    <style:style style:name="T63" style:family="text">
      <style:text-properties fo:color="#ffff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4" style:family="text">
      <style:text-properties fo:color="#0000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5" style:family="text">
      <style:text-properties fo:font-family="Constantia" style:font-style-name="标准" style:font-family-generic="roman" style:font-pitch="variable"/>
    </style:style>
    <style:style style:name="T66" style:family="text">
      <style:text-properties fo:font-family="Constantia" style:font-style-name="标准" style:font-family-generic="roman" style:font-pitch="variable" fo:font-size="12pt" style:font-size-asian="12pt" style:font-size-complex="12pt"/>
    </style:style>
    <style:style style:name="T67" style:family="text">
      <style:text-properties fo:font-family="Constantia" style:font-style-name="标准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controls" svg:width="10cm" svg:height="19cm" svg:x="1cm" svg:y="1cm">
          <text:p text:style-name="P1"><text:span text:style-name="T1">SE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2.3cm" svg:x="1.3cm" svg:y="1.9cm">
          <text:p text:style-name="P1"><text:span text:style-name="T2">SEED S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11.2cm" svg:x="1.3cm" svg:y="8.5cm">
          <text:p text:style-name="P1"><text:span text:style-name="T2">SEED Daem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1cm" svg:x="1.6cm" svg:y="2.9cm">
          <text:p text:style-name="P1"><text:span text:style-name="T3">Command Line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3.7cm" svg:x="1.6cm" svg:y="9.3cm">
          <text:p text:style-name="P1"><text:span text:style-name="T3">Name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6.1cm" svg:x="1.6cm" svg:y="13.3cm">
          <text:p text:style-name="P1"><text:span text:style-name="T3">Data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4cm" svg:height="9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controls" svg:width="2cm" svg:height="2cm" svg:x="16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controls" svg:width="6cm" svg:height="1cm" svg:x="14cm" svg:y="3cm">
          <text:p text:style-name="P1"><text:span text:style-name="T5">[host:port]&gt;&gt; … …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controls" draw:type="curve" svg:x1="17cm" svg:y1="4cm" svg:x2="17cm" svg:y2="9cm" draw:start-shape="id1" draw:end-shape="id2" draw:end-glue-point="0" svg:d="m17000 4000v5000" svg:viewBox="0 0 1 5001">
          <text:p text:style-name="P1"><text:span text:style-name="T5">API</text:span></text:p>
        </draw:connector>
        <draw:custom-shape draw:style-name="gr6" draw:text-style-name="P7" draw:layer="controls" svg:width="3.6cm" svg:height="4.6cm" svg:x="1.9cm" svg:y="14.5cm">
          <text:p text:style-name="P1"><text:span text:style-name="T6">Local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6" draw:id="id6" draw:layer="controls" svg:width="2cm" svg:height="2cm" svg:x="22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controls" svg:width="2cm" svg:height="2cm" svg:x="26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2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6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controls" svg:width="2cm" svg:height="2cm" svg:x="22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controls" svg:width="2cm" svg:height="2cm" svg:x="24.9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8" draw:text-style-name="P8" draw:layer="controls" draw:type="curve" svg:x1="20cm" svg:y1="3.5cm" svg:x2="24.9cm" svg:y2="3.5cm" draw:start-shape="id1" draw:end-shape="id3" svg:d="m20000 3500h4900" svg:viewBox="0 0 4901 1">
          <text:p text:style-name="P1"><text:span text:style-name="T6">Manual</text:span></text:p>
          <text:p text:style-name="P1"><text:span text:style-name="T6">Operation</text:span></text:p>
        </draw:connector>
        <draw:frame draw:style-name="gr9" draw:text-style-name="P9" draw:layer="controls" svg:width="3cm" svg:height="0.869cm" svg:x="15cm" svg:y="4.031cm">
          <draw:text-box>
            <text:p><text:span text:style-name="T7">Shell</text:span></text:p>
          </draw:text-box>
        </draw:frame>
        <draw:frame draw:style-name="gr9" draw:text-style-name="P9" draw:layer="controls" svg:width="3cm" svg:height="0.869cm" svg:x="15cm" svg:y="8cm">
          <draw:text-box>
            <text:p><text:span text:style-name="T7">Client</text:span></text:p>
          </draw:text-box>
        </draw:frame>
        <draw:connector draw:style-name="gr10" draw:text-style-name="P6" draw:layer="controls" draw:type="curve" svg:x1="25.193cm" svg:y1="4.207cm" svg:x2="23cm" svg:y2="9cm" draw:start-shape="id3" draw:start-glue-point="7" draw:end-shape="id4" draw:end-glue-point="0" svg:d="m25193 4207c0 3816-2193 1420-2193 4793" svg:viewBox="0 0 2194 4794">
          <text:p text:style-name="P1"><text:span text:style-name="T5">API</text:span></text:p>
        </draw:connector>
        <draw:frame draw:style-name="gr9" draw:text-style-name="P9" draw:layer="controls" svg:width="3cm" svg:height="0.869cm" svg:x="23cm" svg:y="4.5cm">
          <draw:text-box>
            <text:p><text:span text:style-name="T7">Client</text:span></text:p>
          </draw:text-box>
        </draw:frame>
        <draw:frame draw:style-name="gr9" draw:text-style-name="P9" draw:layer="controls" svg:width="3.9cm" svg:height="0.869cm" svg:x="19.5cm" svg:y="8cm">
          <draw:text-box>
            <text:p><text:span text:style-name="T7">Name Server</text:span></text:p>
          </draw:text-box>
        </draw:frame>
        <draw:connector draw:style-name="gr5" draw:text-style-name="P6" draw:layer="controls" draw:type="curve" svg:x1="25.9cm" svg:y1="4.5cm" svg:x2="27.707cm" svg:y2="13.293cm" draw:start-shape="id3" draw:start-glue-point="8" draw:end-shape="id5" draw:end-glue-point="11" svg:d="m25900 4500c0 6376 1807 1980 1807 8793" svg:viewBox="0 0 1808 8794">
          <text:p text:style-name="P1"><text:span text:style-name="T5">API</text:span></text:p>
        </draw:connector>
        <draw:frame draw:style-name="gr9" draw:text-style-name="P9" draw:layer="controls" svg:width="3.9cm" svg:height="0.869cm" svg:x="24cm" svg:y="12cm">
          <draw:text-box>
            <text:p><text:span text:style-name="T7">Data Server</text:span></text:p>
          </draw:text-box>
        </draw:frame>
        <draw:connector draw:style-name="gr11" draw:text-style-name="P6" draw:layer="controls" draw:type="curve" svg:x1="27.707cm" svg:y1="14.707cm" svg:x2="24cm" svg:y2="18cm" draw:start-shape="id5" draw:start-glue-point="9" draw:end-shape="id6" draw:end-glue-point="10" svg:d="m27707 14707c0 2196-1235 3293-3707 3293" svg:viewBox="0 0 3708 3294">
          <text:p/>
        </draw:connector>
        <draw:frame draw:style-name="gr12" draw:text-style-name="P10" draw:layer="controls" svg:width="4cm" svg:height="1cm" svg:x="24cm" svg:y="18cm">
          <draw:text-box>
            <text:p><text:span text:style-name="T5">Replication</text:span></text:p>
          </draw:text-box>
        </draw:frame>
        <draw:frame draw:style-name="gr13" draw:text-style-name="P11" draw:layer="controls" svg:width="3cm" svg:height="1.081cm" svg:x="25cm" svg:y="1.131cm">
          <draw:text-box>
            <text:p><text:span text:style-name="T8">Users</text:span></text:p>
          </draw:text-box>
        </draw:frame>
        <draw:custom-shape draw:style-name="gr6" draw:text-style-name="P6" draw:layer="controls" svg:width="3.6cm" svg:height="2.5cm" svg:x="1.9cm" svg:y="10.3cm">
          <text:p text:style-name="P1"><text:span text:style-name="T5">Document</text:span></text:p>
          <text:p text:style-name="P1"><text:span text:style-name="T5">Stor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2" draw:layer="controls" svg:width="4.3cm" svg:height="0.8cm" svg:x="5.8cm" svg:y="17.5cm">
          <text:p text:style-name="P1"><text:span text:style-name="T9">Replic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.9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3" draw:layer="controls" svg:width="2cm" svg:height="2cm" svg:x="16cm" svg:y="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12" draw:layer="controls" svg:width="4.3cm" svg:height="0.8cm" svg:x="5.8cm" svg:y="16.6cm">
          <text:p text:style-name="P1"><text:span text:style-name="T9">stri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5.7cm">
          <text:p text:style-name="P1"><text:span text:style-name="T9">queu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cm">
          <text:p text:style-name="P1"><text:span text:style-name="T9">Logg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layer="controls" svg:width="9.4cm" svg:height="3.9cm" svg:x="1.3cm" svg:y="4.4cm">
          <text:p text:style-name="P1"><text:span text:style-name="T2">SEED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2.7cm" svg:x="1.6cm" svg:y="5.3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controls" svg:width="3.6cm" svg:height="0.7cm" svg:x="1.9cm" svg:y="6.2cm">
          <text:p text:style-name="P1"><text:span text:style-name="T9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2" draw:layer="controls" svg:width="3.6cm" svg:height="0.7cm" svg:x="1.9cm" svg:y="7.1cm">
          <text:p text:style-name="P1"><text:span text:style-name="T9">Cach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layer="layout" svg:width="6cm" svg:height="1.928cm" svg:x="13cm" svg:y="1cm">
          <draw:text-box>
            <text:p><text:span text:style-name="T10">Overall Desig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2" draw:style-name="dp1" draw:master-page-name="默认">
        <draw:custom-shape draw:style-name="gr1" draw:text-style-name="P4" draw:layer="controls" svg:width="9cm" svg:height="5.03cm" svg:x="1.5cm" svg:y="8.46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3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controls" svg:width="2.5cm" svg:height="3cm" svg:x="21.5cm" svg:y="3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2" draw:id="id12" draw:layer="controls" svg:width="4cm" svg:height="1cm" svg:x="16cm" svg:y="2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6" draw:layer="controls" draw:type="curve" svg:x1="6cm" svg:y1="13cm" svg:x2="13.5cm" svg:y2="16.36cm" draw:start-shape="id7" draw:start-glue-point="6" draw:end-shape="id8" draw:end-glue-point="4" svg:d="m6000 13000c0 2240 2500 3360 7500 3360" svg:viewBox="0 0 7501 3361">
          <text:p text:style-name="P1"><text:span text:style-name="T5">Data</text:span></text:p>
        </draw:connector>
        <draw:connector draw:style-name="gr16" draw:text-style-name="P6" draw:layer="controls" draw:type="curve" svg:x1="8cm" svg:y1="9.5cm" svg:x2="14cm" svg:y2="4cm" draw:start-shape="id9" draw:start-glue-point="0" draw:end-shape="id10" draw:end-glue-point="4" svg:d="m8000 9500c0-3667 2000-5500 6000-5500" svg:viewBox="0 0 6001 5501">
          <text:p text:style-name="P1"><text:span text:style-name="T5">Metadata</text:span></text:p>
        </draw:connector>
        <draw:custom-shape draw:style-name="gr6" draw:text-style-name="P12" xml:id="id14" draw:id="id14" draw:layer="controls" svg:width="4cm" svg:height="1cm" svg:x="16cm" svg:y="5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1" draw:id="id11" draw:layer="controls" svg:width="4cm" svg:height="1cm" svg:x="16cm" svg:y="4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4.3cm" svg:x2="18cm" svg:y2="3.2cm" draw:start-shape="id11" draw:end-shape="id12" draw:end-glue-point="2" svg:d="m18000 4300v-1100" svg:viewBox="0 0 1 1101">
          <text:p/>
        </draw:connector>
        <draw:connector draw:style-name="gr17" draw:text-style-name="P6" draw:layer="controls" draw:type="curve" svg:x1="21.5cm" svg:y1="4.5cm" svg:x2="20cm" svg:y2="2.7cm" draw:start-shape="id13" draw:start-glue-point="6" draw:end-shape="id12" draw:end-glue-point="1" svg:d="m21500 4500c-1123 0-374-1800-1500-1800" svg:viewBox="0 0 1501 1801">
          <text:p/>
        </draw:connector>
        <draw:connector draw:style-name="gr17" draw:text-style-name="P6" draw:layer="controls" draw:type="curve" svg:x1="21.5cm" svg:y1="4.5cm" svg:x2="20cm" svg:y2="6cm" draw:start-shape="id13" draw:start-glue-point="6" draw:end-shape="id14" draw:end-glue-point="1" svg:d="m21500 4500c-1123 0-374 1500-1500 1500" svg:viewBox="0 0 1501 1501">
          <text:p/>
        </draw:connector>
        <draw:connector draw:style-name="gr16" draw:text-style-name="P17" draw:layer="controls" draw:type="curve" svg:x1="8cm" svg:y1="10.5cm" svg:x2="3.5cm" svg:y2="10.5cm" draw:start-shape="id9" draw:start-glue-point="2" draw:end-shape="id15" draw:end-glue-point="2" svg:d="m8000 10500c0 753-4500 753-4500 0" svg:viewBox="0 0 4501 566">
          <text:p text:style-name="P1"><text:span text:style-name="T13">Metadata access</text:span></text:p>
        </draw:connector>
        <draw:custom-shape draw:style-name="gr18" draw:text-style-name="P1" draw:layer="controls" svg:width="8.4cm" svg:height="4.7cm" svg:x="15.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18" draw:id="id18" draw:layer="controls" svg:width="2.5cm" svg:height="3cm" svg:x="21.5cm" svg:y="15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7" draw:id="id17" draw:layer="controls" svg:width="4cm" svg:height="1cm" svg:x="16cm" svg:y="14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19" draw:id="id19" draw:layer="controls" svg:width="4cm" svg:height="1cm" svg:x="16cm" svg:y="17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6" draw:id="id16" draw:layer="controls" svg:width="4cm" svg:height="1cm" svg:x="16cm" svg:y="16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6.3cm" svg:x2="18cm" svg:y2="15.2cm" draw:start-shape="id16" draw:end-shape="id17" draw:end-glue-point="2" svg:d="m18000 16300v-1100" svg:viewBox="0 0 1 1101">
          <text:p/>
        </draw:connector>
        <draw:connector draw:style-name="gr17" draw:text-style-name="P6" draw:layer="controls" draw:type="curve" svg:x1="21.5cm" svg:y1="16.5cm" svg:x2="20cm" svg:y2="14.7cm" draw:start-shape="id18" draw:start-glue-point="6" draw:end-shape="id17" draw:end-glue-point="1" svg:d="m21500 16500c-1123 0-374-1800-1500-1800" svg:viewBox="0 0 1501 1801">
          <text:p/>
        </draw:connector>
        <draw:connector draw:style-name="gr17" draw:text-style-name="P6" draw:layer="controls" draw:type="curve" svg:x1="21.5cm" svg:y1="16.5cm" svg:x2="20cm" svg:y2="18cm" draw:start-shape="id18" draw:start-glue-point="6" draw:end-shape="id19" draw:end-glue-point="1" svg:d="m21500 16500c-1123 0-374 1500-1500 1500" svg:viewBox="0 0 1501 1501">
          <text:p/>
        </draw:connector>
        <draw:custom-shape draw:style-name="gr18" draw:text-style-name="P1" draw:layer="controls" svg:width="8.4cm" svg:height="4.7cm" svg:x="15.8cm" svg:y="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6" xml:id="id10" draw:id="id10" draw:layer="controls" svg:width="2cm" svg:height="1cm" draw:transform="rotate (1.5707963267949) translate (14cm 5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2.7cm" svg:x2="14.5cm" svg:y2="3cm" draw:start-shape="id12" draw:start-glue-point="3" draw:end-shape="id10" draw:end-glue-point="7" svg:d="m16000 2700c-1000 0-1500 100-1500 300" svg:viewBox="0 0 1501 301">
          <text:p/>
        </draw:connector>
        <draw:connector draw:style-name="gr17" draw:text-style-name="P6" draw:layer="controls" draw:type="curve" svg:x1="14.5cm" svg:y1="5cm" svg:x2="16cm" svg:y2="6cm" draw:start-shape="id10" draw:start-glue-point="5" draw:end-shape="id14" draw:end-glue-point="3" svg:d="m14500 5000c0 667 500 1000 1500 1000" svg:viewBox="0 0 1501 1001">
          <text:p/>
        </draw:connector>
        <draw:custom-shape draw:style-name="gr6" draw:text-style-name="P7" draw:layer="controls" svg:width="2.9cm" svg:height="4.7cm" svg:x="24.6cm" svg:y="2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25" draw:id="id25" draw:layer="controls" svg:width="2.9cm" svg:height="4.7cm" svg:x="24.6cm" svg:y="14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xml:id="id8" draw:id="id8" draw:layer="controls" svg:width="4cm" svg:height="2cm" draw:transform="rotate (1.5707963267949) translate (13.5cm 18.36cm)">
          <text:p text:style-name="P1"><text:span text:style-name="T12">Chunk 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18" xml:id="id9" draw:id="id9" draw:layer="controls" svg:width="4cm" svg:height="1cm" svg:x="6cm" svg:y="9.5cm">
          <text:p text:style-name="P1"><text:span text:style-name="T12">Local Trip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5" draw:layer="controls" svg:width="15cm" svg:height="6cm" svg:x="13cm" svg:y="7cm">
          <text:p text:style-name="P14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2" draw:id="id22" draw:layer="controls" svg:width="2.5cm" svg:height="3cm" svg:x="21.5cm" svg:y="9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21" draw:id="id21" draw:layer="controls" svg:width="4cm" svg:height="1cm" svg:x="16cm" svg:y="8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23" draw:id="id23" draw:layer="controls" svg:width="4cm" svg:height="1cm" svg:x="16cm" svg:y="11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20" draw:id="id20" draw:layer="controls" svg:width="4cm" svg:height="1cm" svg:x="16cm" svg:y="10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0.3cm" svg:x2="18cm" svg:y2="9.2cm" draw:start-shape="id20" draw:end-shape="id21" draw:end-glue-point="2" svg:d="m18000 10300v-1100" svg:viewBox="0 0 1 1101">
          <text:p/>
        </draw:connector>
        <draw:connector draw:style-name="gr17" draw:text-style-name="P6" draw:layer="controls" draw:type="curve" svg:x1="21.5cm" svg:y1="10.5cm" svg:x2="20cm" svg:y2="8.7cm" draw:start-shape="id22" draw:start-glue-point="6" draw:end-shape="id21" draw:end-glue-point="1" svg:d="m21500 10500c-1123 0-374-1800-1500-1800" svg:viewBox="0 0 1501 1801">
          <text:p/>
        </draw:connector>
        <draw:connector draw:style-name="gr17" draw:text-style-name="P6" draw:layer="controls" draw:type="curve" svg:x1="21.5cm" svg:y1="10.5cm" svg:x2="20cm" svg:y2="12cm" draw:start-shape="id22" draw:start-glue-point="6" draw:end-shape="id23" draw:end-glue-point="1" svg:d="m21500 10500c-1123 0-374 1500-1500 1500" svg:viewBox="0 0 1501 1501">
          <text:p/>
        </draw:connector>
        <draw:custom-shape draw:style-name="gr18" draw:text-style-name="P1" draw:layer="controls" svg:width="8.4cm" svg:height="4.7cm" svg:x="15.8cm" svg:y="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6" draw:layer="controls" draw:type="curve" svg:x1="10cm" svg:y1="10cm" svg:x2="14cm" svg:y2="10cm" draw:start-shape="id9" draw:start-glue-point="1" draw:end-shape="id24" draw:end-glue-point="4" svg:d="m10000 10000h4000" svg:viewBox="0 0 4001 1">
          <text:p text:style-name="P1"><text:span text:style-name="T5">Metadata</text:span></text:p>
          <text:p text:style-name="P1"><text:span text:style-name="T5"/></text:p>
        </draw:connector>
        <draw:custom-shape draw:style-name="gr6" draw:text-style-name="P16" xml:id="id24" draw:id="id24" draw:layer="controls" svg:width="2cm" svg:height="1cm" draw:transform="rotate (1.5707963267949) translate (14cm 11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8.7cm" svg:x2="14.5cm" svg:y2="9cm" draw:start-shape="id21" draw:start-glue-point="3" draw:end-shape="id24" draw:end-glue-point="7" svg:d="m16000 8700c-1000 0-1500 100-1500 300" svg:viewBox="0 0 1501 301">
          <text:p/>
        </draw:connector>
        <draw:connector draw:style-name="gr17" draw:text-style-name="P6" draw:layer="controls" draw:type="curve" svg:x1="14.5cm" svg:y1="11cm" svg:x2="16cm" svg:y2="12cm" draw:start-shape="id24" draw:start-glue-point="5" draw:end-shape="id23" draw:end-glue-point="3" svg:d="m14500 11000c0 667 500 1000 1500 1000" svg:viewBox="0 0 1501 1001">
          <text:p/>
        </draw:connector>
        <draw:custom-shape draw:style-name="gr6" draw:text-style-name="P7" draw:layer="controls" svg:width="2.9cm" svg:height="4.7cm" svg:x="24.6cm" svg:y="8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9" draw:layer="controls" svg:width="7.7cm" svg:height="2.5cm" draw:transform="rotate (1.5707963267949) translate (24.8cm 14.5cm)">
          <text:p text:style-name="P1"><text:span text:style-name="T14">Cascaded Data</text:span></text:p>
          <text:p text:style-name="P1"><text:span text:style-name="T14">Coding/Replication</text:span></text:p>
          <draw:enhanced-geometry svg:viewBox="0 0 21600 21600" draw:text-areas="?f5 ?f1 ?f6 ?f3" draw:type="left-right-arrow" draw:modifiers="2131.67121153097 5233.74650139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6" xml:id="id15" draw:id="id15" draw:layer="controls" svg:width="3cm" svg:height="1cm" svg:x="2cm" svg:y="9.5cm">
          <text:p text:style-name="P1"><text:span text:style-name="T15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0" xml:id="id7" draw:id="id7" draw:layer="controls" svg:width="8cm" svg:height="1cm" svg:x="2cm" svg:y="12cm">
          <text:p text:style-name="P14"><text:span text:style-name="T12">File 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5.5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8.3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9" draw:layer="controls" svg:width="1.3cm" svg:height="0.5cm" svg:x="7cm" svg:y="12.3cm">
          <text:p text:style-name="P1"><text:span text:style-name="T14">… …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line-skew="-0.66cm" svg:x1="14.5cm" svg:y1="18.36cm" svg:x2="26.05cm" svg:y2="18.7cm" draw:start-shape="id8" draw:start-glue-point="5" draw:end-shape="id25" draw:end-glue-point="7" svg:d="m14500 18360v1840h11550v-1500" svg:viewBox="0 0 11551 1841">
          <text:p text:style-name="P1"><text:span text:style-name="T5">Data</text:span></text:p>
        </draw:connector>
        <draw:frame draw:style-name="gr15" draw:layer="layout" svg:width="7cm" svg:height="1.928cm" svg:x="1cm" svg:y="18.014cm">
          <draw:text-box>
            <text:p><text:span text:style-name="T10">Communication Sessio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3" draw:style-name="dp1" draw:master-page-name="默认">
        <draw:custom-shape draw:style-name="gr3" draw:text-style-name="P1" xml:id="id26" draw:id="id26" draw:layer="controls" svg:width="3cm" svg:height="1cm" svg:x="5cm" svg:y="1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27" draw:id="id27" draw:layer="controls" svg:width="3cm" svg:height="1cm" svg:x="5cm" svg:y="8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6.5cm" svg:y1="12cm" svg:x2="6.5cm" svg:y2="9cm" draw:start-shape="id26" draw:start-glue-point="4" draw:end-shape="id27" draw:end-glue-point="6" svg:d="m6500 12000v-3000" svg:viewBox="0 0 1 3001">
          <text:p text:style-name="P1"><text:span text:style-name="T17">is</text:span></text:p>
        </draw:connector>
        <draw:custom-shape draw:style-name="gr23" draw:text-style-name="P1" xml:id="id29" draw:id="id29" draw:layer="controls" svg:width="3cm" svg:height="1cm" svg:x="13cm" svg:y="8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14.5cm" svg:y1="12cm" svg:x2="14.5cm" svg:y2="9cm" draw:start-shape="id28" draw:start-glue-point="4" draw:end-shape="id29" draw:end-glue-point="6" svg:d="m14500 12000v-3000" svg:viewBox="0 0 1 3001">
          <text:p text:style-name="P1"><text:span text:style-name="T17">is</text:span></text:p>
        </draw:connector>
        <draw:custom-shape draw:style-name="gr3" draw:text-style-name="P1" xml:id="id28" draw:id="id28" draw:layer="controls" svg:width="3cm" svg:height="1cm" svg:x="13cm" svg:y="12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8cm" svg:y1="8.5cm" svg:x2="13cm" svg:y2="8.5cm" draw:start-shape="id27" draw:start-glue-point="7" draw:end-shape="id29" draw:end-glue-point="5" svg:d="m8000 8500h5000" svg:viewBox="0 0 5001 1">
          <text:p text:style-name="P1"><text:span text:style-name="T17">is</text:span></text:p>
        </draw:connector>
        <draw:connector draw:style-name="gr25" draw:text-style-name="P22" draw:layer="controls" draw:type="curve" svg:x1="8cm" svg:y1="12.5cm" svg:x2="13cm" svg:y2="12.5cm" draw:start-shape="id26" draw:start-glue-point="7" draw:end-shape="id28" svg:d="m8000 12500h5000" svg:viewBox="0 0 5001 1">
          <text:p text:style-name="P1"><text:span text:style-name="T17">contain</text:span></text:p>
        </draw:connector>
        <draw:custom-shape draw:style-name="gr3" draw:text-style-name="P23" xml:id="id30" draw:id="id30" draw:layer="controls" svg:width="3cm" svg:height="1cm" svg:x="12cm" svg:y="14.5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14.5cm" svg:y1="13cm" svg:x2="13.5cm" svg:y2="14.5cm" draw:start-shape="id28" draw:start-glue-point="6" draw:end-shape="id30" draw:end-glue-point="4" svg:d="m14500 13000c0 1126-1000 377-1000 1500" svg:viewBox="0 0 1001 1501">
          <text:p text:style-name="P1"><text:span text:style-name="T17">name</text:span></text:p>
        </draw:connector>
        <draw:custom-shape draw:style-name="gr21" draw:text-style-name="P1" draw:layer="controls" svg:width="3cm" svg:height="1cm" svg:x="13cm" svg:y="4cm">
          <text:p text:style-name="P1">str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1" draw:layer="controls" svg:x1="2cm" svg:y1="11cm" svg:x2="28cm" svg:y2="11cm">
          <text:p/>
        </draw:line>
        <draw:connector draw:style-name="gr28" draw:text-style-name="P6" draw:layer="controls" draw:type="curve" svg:x1="6.5cm" svg:y1="9cm" svg:x2="14.5cm" svg:y2="9cm" draw:start-shape="id27" draw:start-glue-point="6" draw:end-shape="id29" draw:end-glue-point="6" svg:d="m6500 9000c0 753 8000 753 8000 0" svg:viewBox="0 0 8001 566">
          <text:p text:style-name="P1"><text:span text:style-name="T17">contain</text:span></text:p>
        </draw:connector>
        <draw:frame draw:style-name="gr29" draw:text-style-name="P24" draw:layer="controls" svg:width="3cm" svg:height="0.958cm" svg:x="2cm" svg:y="9cm">
          <draw:text-box>
            <text:p><text:span text:style-name="T19">TBOX</text:span></text:p>
          </draw:text-box>
        </draw:frame>
        <draw:frame draw:style-name="gr29" draw:text-style-name="P24" draw:layer="controls" svg:width="3cm" svg:height="0.958cm" svg:x="2cm" svg:y="12cm">
          <draw:text-box>
            <text:p><text:span text:style-name="T19">ABOX</text:span></text:p>
          </draw:text-box>
        </draw:frame>
        <draw:custom-shape draw:style-name="gr21" draw:text-style-name="P23" xml:id="id37" draw:id="id37" draw:layer="controls" svg:width="3cm" svg:height="1cm" svg:x="13cm" svg:y="4cm">
          <text:p text:style-name="P1"><text:span text:style-name="T18">String </text:span><text:span text:style-name="T20">(64 By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6.5cm" svg:y1="13cm" svg:x2="5.5cm" svg:y2="14.5cm" draw:start-shape="id26" draw:start-glue-point="6" draw:end-shape="id31" draw:end-glue-point="4" svg:d="m6500 13000c0 1126-1000 377-1000 1500" svg:viewBox="0 0 1001 1501">
          <text:p text:style-name="P1"><text:span text:style-name="T17">name</text:span></text:p>
        </draw:connector>
        <draw:connector draw:style-name="gr26" draw:text-style-name="P22" draw:layer="layout" draw:type="curve" svg:x1="10.5cm" svg:y1="17cm" svg:x2="9.5cm" svg:y2="18.5cm" draw:start-shape="id32" draw:start-glue-point="6" draw:end-shape="id33" draw:end-glue-point="4" svg:d="m10500 17000c0 1126-1000 377-1000 1500" svg:viewBox="0 0 1001 1501">
          <text:p text:style-name="P1"><text:span text:style-name="T17">name</text:span></text:p>
        </draw:connector>
        <draw:custom-shape draw:style-name="gr3" draw:text-style-name="P25" xml:id="id31" draw:id="id31" draw:layer="layout" svg:width="3cm" svg:height="1cm" svg:x="4cm" svg:y="14.5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3cm" svg:height="1cm" svg:x="9cm" svg:y="16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33" draw:id="id33" draw:layer="layout" svg:width="3cm" svg:height="1cm" svg:x="8cm" svg:y="18.5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layout" draw:type="curve" svg:x1="10.5cm" svg:y1="16cm" svg:x2="6.5cm" svg:y2="9cm" draw:start-shape="id32" draw:start-glue-point="4" draw:end-shape="id27" draw:end-glue-point="6" svg:d="m10500 16000c0-5248-4000-1749-4000-7000" svg:viewBox="0 0 4001 7001">
          <text:p text:style-name="P1"><text:span text:style-name="T17">is</text:span></text:p>
        </draw:connector>
        <draw:connector draw:style-name="gr25" draw:text-style-name="P6" draw:layer="layout" draw:type="curve" svg:x1="8cm" svg:y1="12.5cm" svg:x2="9cm" svg:y2="16.5cm" draw:start-shape="id26" draw:start-glue-point="7" draw:end-shape="id32" draw:end-glue-point="5" svg:d="m8000 12500c753 0 502 2001 501 2001s-252 1999 499 1999" svg:viewBox="0 0 1001 4001">
          <text:p text:style-name="P1"><text:span text:style-name="T5">contain</text:span></text:p>
        </draw:connector>
        <draw:connector draw:style-name="gr22" draw:text-style-name="P22" draw:layer="controls" draw:type="curve" svg:x1="18.5cm" svg:y1="16cm" svg:x2="14.5cm" svg:y2="9cm" draw:start-shape="id34" draw:start-glue-point="4" svg:d="m18500 16000c0-5625-4000-2125-4000-7000" svg:viewBox="0 0 4001 7001">
          <text:p text:style-name="P1"><text:span text:style-name="T17">is</text:span></text:p>
        </draw:connector>
        <draw:custom-shape draw:style-name="gr3" draw:text-style-name="P1" xml:id="id34" draw:id="id34" draw:layer="controls" svg:width="3cm" svg:height="1cm" svg:x="17cm" svg:y="1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2" draw:layer="controls" draw:type="curve" svg:x1="12cm" svg:y1="16.5cm" svg:x2="17cm" svg:y2="16.5cm" draw:start-shape="id32" draw:start-glue-point="7" draw:end-shape="id34" svg:d="m12000 16500h5000" svg:viewBox="0 0 5001 1">
          <text:p text:style-name="P1"><text:span text:style-name="T17">contain</text:span></text:p>
        </draw:connector>
        <draw:connector draw:style-name="gr26" draw:text-style-name="P22" draw:layer="controls" draw:type="curve" svg:x1="18.5cm" svg:y1="17cm" svg:x2="17.5cm" svg:y2="18.5cm" draw:start-shape="id34" draw:start-glue-point="6" draw:end-shape="id35" draw:end-glue-point="4" svg:d="m18500 17000c0 1126-1000 377-1000 1500" svg:viewBox="0 0 1001 1501">
          <text:p text:style-name="P1"><text:span text:style-name="T17">name</text:span></text:p>
        </draw:connector>
        <draw:custom-shape draw:style-name="gr3" draw:text-style-name="P23" xml:id="id35" draw:id="id35" draw:layer="controls" svg:width="3cm" svg:height="1cm" svg:x="16cm" svg:y="18.5cm">
          <text:p text:style-name="P1"><text:span text:style-name="T18">foo_objec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8" draw:id="id38" draw:layer="controls" svg:width="3cm" svg:height="1cm" svg:x="17cm" svg:y="4cm">
          <text:p text:style-name="P1"><text:span text:style-name="T18">2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6" draw:id="id36" draw:layer="controls" svg:width="3cm" svg:height="1cm" svg:x="21cm" svg:y="4cm">
          <text:p text:style-name="P1"><text:span text:style-name="T18">12 (3*4)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9" draw:id="id39" draw:layer="controls" svg:width="3cm" svg:height="1cm" svg:x="25cm" svg:y="4cm">
          <text:p text:style-name="P1"><text:span text:style-name="T18">3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2.5cm" svg:y2="5cm" draw:start-shape="id29" draw:end-shape="id36" draw:end-glue-point="6" svg:d="m16000 8500 6500-3500" svg:viewBox="0 0 6501 3501">
          <text:p text:style-name="P1"><text:span text:style-name="T17">atime</text:span></text:p>
          <text:p text:style-name="P1"><text:span text:style-name="T17">mtime</text:span></text:p>
          <text:p text:style-name="P1"><text:span text:style-name="T17">ctime</text:span></text:p>
        </draw:connector>
        <draw:connector draw:style-name="gr30" draw:text-style-name="P26" draw:layer="controls" draw:type="line" svg:x1="16cm" svg:y1="8.5cm" svg:x2="14.5cm" svg:y2="5cm" draw:start-shape="id29" draw:start-glue-point="7" draw:end-shape="id37" draw:end-glue-point="6" svg:d="m16000 8500-1500-3500" svg:viewBox="0 0 1501 3501">
          <text:p text:style-name="P1"><text:span text:style-name="T17">name</text:span></text:p>
        </draw:connector>
        <draw:connector draw:style-name="gr30" draw:text-style-name="P26" draw:layer="controls" draw:type="line" svg:x1="16cm" svg:y1="8.5cm" svg:x2="18.5cm" svg:y2="5cm" draw:start-shape="id29" draw:end-shape="id38" draw:end-glue-point="6" svg:d="m16000 8500 2500-3500" svg:viewBox="0 0 2501 3501">
          <text:p text:style-name="P1"><text:span text:style-name="T17">mode</text:span></text:p>
        </draw:connector>
        <draw:connector draw:style-name="gr30" draw:text-style-name="P26" draw:layer="controls" draw:type="line" svg:x1="16cm" svg:y1="8.5cm" svg:x2="26.5cm" svg:y2="5cm" draw:start-shape="id29" draw:end-shape="id39" draw:end-glue-point="6" svg:d="m16000 8500 10500-3500" svg:viewBox="0 0 10501 3501">
          <text:p text:style-name="P1"><text:span text:style-name="T17">size</text:span></text:p>
        </draw:connector>
        <draw:custom-shape draw:style-name="gr21" draw:text-style-name="P23" xml:id="id40" draw:id="id40" draw:layer="controls" svg:width="3cm" svg:height="1cm" svg:x="25cm" svg:y="7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7.5cm" draw:start-shape="id29" draw:end-shape="id40" svg:d="m16000 8500 9000-1000" svg:viewBox="0 0 9001 1001">
          <text:p text:style-name="P1"><text:span text:style-name="T17">owner</text:span></text:p>
        </draw:connector>
        <draw:frame draw:style-name="gr31" draw:text-style-name="P28" draw:layer="controls" svg:width="3cm" svg:height="1.073cm" svg:x="21cm" svg:y="2.9cm">
          <draw:text-box>
            <text:p text:style-name="P27"><text:span text:style-name="T21">BBF81E00</text:span></text:p>
            <text:p text:style-name="P27"><text:span text:style-name="T21">= 100 years</text:span></text:p>
          </draw:text-box>
        </draw:frame>
        <draw:frame draw:style-name="gr31" draw:text-style-name="P29" draw:layer="controls" svg:width="3cm" svg:height="1.073cm" svg:x="17cm" svg:y="2.9cm">
          <draw:text-box>
            <text:p text:style-name="P1"><text:span text:style-name="T22">drwxrwxrwx </text:span></text:p>
            <text:p text:style-name="P1"><text:span text:style-name="T22">10 (16)bit</text:span></text:p>
          </draw:text-box>
        </draw:frame>
        <draw:custom-shape draw:style-name="gr21" draw:text-style-name="P23" xml:id="id41" draw:id="id41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8.5cm" draw:start-shape="id29" draw:start-glue-point="7" draw:end-shape="id41" svg:d="m16000 8500h9000" svg:viewBox="0 0 9001 1">
          <text:p text:style-name="P1"><text:span text:style-name="T17">group</text:span></text:p>
        </draw:connector>
        <draw:frame draw:style-name="gr31" draw:text-style-name="P29" draw:layer="controls" svg:width="3cm" svg:height="1.073cm" svg:x="13cm" svg:y="2.9cm">
          <draw:text-box>
            <text:p text:style-name="P1"><text:span text:style-name="T22">Maximum length 64B</text:span></text:p>
          </draw:text-box>
        </draw:frame>
        <draw:frame draw:style-name="gr12" draw:text-style-name="P28" draw:layer="controls" svg:width="3cm" svg:height="1cm" svg:x="25cm" svg:y="6cm">
          <draw:text-box>
            <text:p text:style-name="P27"><text:span text:style-name="T21">uuid 128 bit * 2</text:span></text:p>
          </draw:text-box>
        </draw:frame>
        <draw:frame draw:style-name="gr31" draw:text-style-name="P29" draw:layer="controls" svg:width="3cm" svg:height="1.073cm" svg:x="25cm" svg:y="2.9cm">
          <draw:text-box>
            <text:p text:style-name="P1"><text:span text:style-name="T22">Maximum length 16MB</text:span></text:p>
          </draw:text-box>
        </draw:frame>
        <draw:custom-shape draw:style-name="gr21" draw:text-style-name="P23" draw:layer="controls" svg:width="3cm" svg:height="1cm" svg:x="25cm" svg:y="2cm">
          <text:p text:style-name="P1"><text:span text:style-name="T18">4 / 8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29" draw:layer="controls" svg:width="4cm" svg:height="1.085cm" svg:x="24.5cm" svg:y="1.027cm">
          <draw:text-box>
            <text:p text:style-name="P1"><text:span text:style-name="T22">Composite size</text:span></text:p>
            <text:p text:style-name="P1"><text:span text:style-name="T22">4 GB / 16 EB</text:span></text:p>
          </draw:text-box>
        </draw:frame>
        <draw:custom-shape draw:style-name="gr21" draw:text-style-name="P30" xml:id="id42" draw:id="id42" draw:layer="controls" svg:width="3cm" svg:height="1cm" svg:x="5cm" svg:y="5cm">
          <text:p text:style-name="P1"><text:span text:style-name="T21">Simpl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6cm" svg:x2="13cm" svg:y2="8.5cm" draw:start-shape="id42" draw:start-glue-point="6" draw:end-shape="id29" draw:end-glue-point="5" svg:d="m6500 6000c0 1667 2166 2500 6500 2500" svg:viewBox="0 0 6501 2501"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>is</text:span></text:p>
        </draw:connector>
        <draw:custom-shape draw:style-name="gr33" draw:text-style-name="P1" xml:id="id43" draw:id="id43" draw:layer="controls" svg:width="3cm" svg:height="3cm" svg:x="24.9cm" svg:y="1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4" draw:text-style-name="P31" draw:layer="controls" draw:type="curve" svg:x1="20cm" svg:y1="16.5cm" svg:x2="24.9cm" svg:y2="16.5cm" draw:start-shape="id34" draw:start-glue-point="7" draw:end-shape="id43" draw:end-glue-point="5" svg:d="m20000 16500h4900" svg:viewBox="0 0 4901 1">
          <text:p text:style-name="P1"><text:span text:style-name="T23">...</text:span></text:p>
        </draw:connector>
        <draw:frame draw:style-name="gr15" draw:layer="controls" svg:width="6cm" svg:height="1.928cm" svg:x="1cm" svg:y="18.014cm">
          <draw:text-box>
            <text:p><text:span text:style-name="T10">Core Model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21" draw:text-style-name="P23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32" xml:id="id45" draw:id="id45" draw:layer="layout" svg:width="3cm" svg:height="1cm" svg:x="22cm" svg:y="9.5cm">
          <text:p text:style-name="P1"><text:span text:style-name="T24">String </text:span><text:span text:style-name="T25">(unlimit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0" xml:id="id44" draw:id="id44" draw:layer="controls" svg:width="3cm" svg:height="1cm" svg:x="5cm" svg:y="2cm">
          <text:p text:style-name="P1"><text:span text:style-name="T21">Composit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3cm" svg:x2="6.5cm" svg:y2="5cm" draw:start-shape="id44" draw:start-glue-point="6" draw:end-shape="id42" draw:end-glue-point="4" svg:d="m6500 3000v2000" svg:viewBox="0 0 1 2001">
          <text:p text:style-name="P1"><text:span text:style-name="T17">is</text:span></text:p>
        </draw:connector>
        <draw:connector draw:style-name="gr36" draw:text-style-name="P34" draw:layer="controls" draw:type="curve" draw:line-skew="-1.212cm" svg:x1="5cm" svg:y1="2.5cm" svg:x2="5cm" svg:y2="5.5cm" draw:start-shape="id44" draw:start-glue-point="5" draw:end-shape="id42" draw:end-glue-point="5" svg:d="m5000 2500c-2569 0-2569 3000 0 3000" svg:viewBox="0 0 1928 3001">
          <text:p text:style-name="P33"><text:span text:style-name="T26">stripe,</text:span></text:p>
          <text:p text:style-name="P33"><text:span text:style-name="T26">replicate,</text:span></text:p>
          <text:p text:style-name="P33"><text:span text:style-name="T26">redundancy</text:span></text:p>
        </draw:connector>
        <draw:connector draw:style-name="gr37" draw:text-style-name="P1" draw:layer="layout" draw:type="line" svg:x1="8cm" svg:y1="2.5cm" svg:x2="13cm" svg:y2="4.5cm" draw:start-shape="id44" draw:start-glue-point="7" draw:end-shape="id37" draw:end-glue-point="5" svg:d="m8000 2500 5000 2000" svg:viewBox="0 0 5001 2001">
          <text:p text:style-name="P1"><text:span text:style-name="T27">Name ...</text:span></text:p>
        </draw:connector>
        <draw:connector draw:style-name="gr37" draw:text-style-name="P1" draw:layer="layout" draw:type="line" svg:x1="8cm" svg:y1="5.5cm" svg:x2="13cm" svg:y2="4.5cm" draw:start-shape="id42" draw:start-glue-point="7" draw:end-shape="id37" svg:d="m8000 5500 5000-1000" svg:viewBox="0 0 5001 1001">
          <text:p text:style-name="P1"><text:span text:style-name="T27">Name ...</text:span></text:p>
        </draw:connector>
        <draw:connector draw:style-name="gr37" draw:text-style-name="P1" draw:layer="layout" draw:type="line" svg:x1="8cm" svg:y1="8.5cm" svg:x2="13cm" svg:y2="4.5cm" draw:start-shape="id27" draw:start-glue-point="7" draw:end-shape="id37" draw:end-glue-point="5" svg:d="m8000 8500 5000-4000" svg:viewBox="0 0 5001 4001">
          <text:p text:style-name="P1"><text:span text:style-name="T27">Name ...</text:span></text:p>
        </draw:connector>
        <draw:connector draw:style-name="gr38" draw:text-style-name="P35" draw:layer="layout" draw:type="line" svg:x1="16cm" svg:y1="8.5cm" svg:x2="22cm" svg:y2="10cm" draw:start-shape="id29" draw:start-glue-point="7" draw:end-shape="id45" svg:d="m16000 8500 6000 1500" svg:viewBox="0 0 6001 1501">
          <text:p text:style-name="P1"><text:span text:style-name="T28">origin</text:span></text:p>
        </draw:connector>
      </draw:page>
      <draw:page draw:name="page4" draw:style-name="dp1" draw:master-page-name="默认">
        <draw:custom-shape draw:style-name="gr3" draw:text-style-name="P1" xml:id="id46" draw:id="id46" draw:layer="controls" svg:width="3cm" svg:height="1cm" svg:x="20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47" draw:id="id47" draw:layer="controls" svg:width="3cm" svg:height="1cm" svg:x="20cm" svg:y="7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36" draw:layer="controls" draw:type="line" svg:x1="21.5cm" svg:y1="4cm" svg:x2="21.5cm" svg:y2="7cm" draw:start-shape="id46" draw:start-glue-point="6" draw:end-shape="id47" draw:end-glue-point="4" svg:d="m21500 4000v3000" svg:viewBox="0 0 1 3001">
          <text:p text:style-name="P1"><text:span text:style-name="T29">split</text:span></text:p>
        </draw:connector>
        <draw:custom-shape draw:style-name="gr3" draw:text-style-name="P1" xml:id="id60" draw:id="id60" draw:layer="controls" svg:width="3cm" svg:height="1cm" svg:x="20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2" draw:id="id52" draw:layer="controls" svg:width="3cm" svg:height="1cm" svg:x="16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9" draw:id="id59" draw:layer="controls" svg:width="3cm" svg:height="1cm" svg:x="24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draw:layer="controls" svg:width="12cm" svg:height="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48" draw:id="id48" draw:layer="controls" svg:width="3cm" svg:height="1cm" svg:x="4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2" draw:layer="controls" svg:x1="5.5cm" svg:y1="14cm" svg:x2="5.5cm" svg:y2="16cm" draw:start-shape="id48" draw:start-glue-point="6" draw:end-shape="id49" draw:end-glue-point="4" svg:d="m5500 14000v2000" svg:viewBox="0 0 1 2001">
          <text:p text:style-name="P1"><text:span text:style-name="T17">contain</text:span></text:p>
        </draw:connector>
        <draw:custom-shape draw:style-name="gr41" draw:text-style-name="P1" xml:id="id49" draw:id="id49" draw:layer="controls" svg:width="3cm" svg:height="1cm" svg:x="4cm" svg:y="16cm">
          <text:p text:style-name="P1">N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3" draw:id="id53" draw:layer="controls" svg:width="4cm" svg:height="5cm" svg:x="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1" draw:id="id51" draw:layer="controls" svg:width="3cm" svg:height="1cm" svg:x="4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0" draw:id="id50" draw:layer="controls" svg:width="3cm" svg:height="1cm" svg:x="10cm" svg:y="7cm">
          <text:p text:style-name="P1">uu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2" draw:text-style-name="P37" draw:layer="controls" draw:type="curve" svg:x1="10cm" svg:y1="7.5cm" svg:x2="7cm" svg:y2="3.5cm" draw:start-shape="id50" draw:start-glue-point="3" draw:end-shape="id51" draw:end-glue-point="7" svg:d="m10000 7500c-2248 0-749-4000-3000-4000" svg:viewBox="0 0 3001 4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3.5cm" draw:start-shape="id50" draw:start-glue-point="1" draw:end-shape="id46" draw:end-glue-point="5" svg:d="m13000 7500c5251 0 1752-4000 7000-4000" svg:viewBox="0 0 7001 4001">
          <text:p text:style-name="P1"><text:span text:style-name="T30">assign</text:span></text:p>
        </draw:connector>
        <draw:connector draw:style-name="gr42" draw:text-style-name="P37" draw:layer="controls" draw:type="curve" svg:x1="10cm" svg:y1="7.5cm" svg:x2="7cm" svg:y2="13.5cm" draw:start-shape="id50" draw:start-glue-point="3" draw:end-shape="id48" draw:end-glue-point="7" svg:d="m10000 7500c-2248 0-749 6000-3000 6000" svg:viewBox="0 0 3001 6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7.5cm" draw:start-shape="id50" draw:start-glue-point="1" draw:end-shape="id47" draw:end-glue-point="5" svg:d="m13000 7500h7000" svg:viewBox="0 0 7001 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16cm" svg:y2="10.5cm" draw:start-shape="id50" draw:start-glue-point="1" draw:end-shape="id52" draw:end-glue-point="5" svg:d="m13000 7500c2251 0 752 3000 3000 3000" svg:viewBox="0 0 3001 3001">
          <text:p text:style-name="P1"><text:span text:style-name="T30">assign</text:span></text:p>
        </draw:connector>
        <draw:custom-shape draw:style-name="gr43" draw:text-style-name="P1" draw:layer="controls" svg:width="2cm" svg:height="2cm" svg:x="20.5cm" svg:y="2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1" xml:id="id55" draw:id="id55" draw:layer="controls" svg:width="3cm" svg:height="1cm" svg:x="20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6" draw:id="id56" draw:layer="controls" svg:width="3cm" svg:height="1cm" svg:x="20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7" draw:id="id57" draw:layer="controls" svg:width="3cm" svg:height="1cm" svg:x="16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8" draw:id="id58" draw:layer="controls" svg:width="3cm" svg:height="1cm" svg:x="24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4" draw:id="id54" draw:layer="controls" svg:width="12cm" svg:height="5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39" draw:text-style-name="P36" draw:layer="controls" draw:type="line" svg:x1="7.5cm" svg:y1="15cm" svg:x2="15.5cm" svg:y2="15cm" draw:start-shape="id53" draw:start-glue-point="1" draw:end-shape="id54" draw:end-glue-point="3" svg:d="m7500 15000h8000" svg:viewBox="0 0 8001 1">
          <text:p text:style-name="P1"><text:span text:style-name="T29">fill</text:span></text:p>
        </draw:connector>
        <draw:frame draw:style-name="gr15" draw:layer="controls" svg:width="8cm" svg:height="1.928cm" svg:x="1cm" svg:y="18.014cm">
          <draw:text-box>
            <text:p><text:span text:style-name="T10">Object Creation and Evolution</text:span></text:p>
            <text:p><text:span text:style-name="T11">Shi.Zhan (c) 2013</text:span></text:p>
            <text:p><text:span text:style-name="T11">Project SEED</text:span></text:p>
          </draw:text-box>
        </draw:frame>
        <draw:connector draw:style-name="gr44" draw:text-style-name="P38" draw:layer="controls" svg:x1="5.5cm" svg:y1="3cm" svg:x2="21.5cm" svg:y2="3cm" draw:start-shape="id51" draw:start-glue-point="4" draw:end-shape="id46" draw:end-glue-point="4" svg:d="m5500 3000v-501h16000v501" svg:viewBox="0 0 16001 502">
          <text:p text:style-name="P1"><text:span text:style-name="T29">grow</text:span></text:p>
        </draw:connector>
        <draw:connector draw:style-name="gr30" draw:text-style-name="P1" draw:layer="layout" svg:x1="21.5cm" svg:y1="14cm" svg:x2="21.5cm" svg:y2="16cm" draw:start-shape="id55" draw:start-glue-point="6" draw:end-shape="id56" draw:end-glue-point="4" svg:d="m21500 14000v2000" svg:viewBox="0 0 1 2001">
          <text:p text:style-name="P1"><text:span text:style-name="T17">Contain</text:span></text:p>
          <text:p text:style-name="P1"><text:span text:style-name="T17"/></text:p>
        </draw:connector>
        <draw:connector draw:style-name="gr45" draw:text-style-name="P1" draw:layer="layout" svg:x1="21.5cm" svg:y1="14cm" svg:x2="17.5cm" svg:y2="16cm" draw:start-shape="id55" draw:start-glue-point="6" draw:end-shape="id57" draw:end-glue-point="4" svg:d="m21500 14000v1001h-4000v999" svg:viewBox="0 0 4001 2001">
          <text:p/>
        </draw:connector>
        <draw:connector draw:style-name="gr45" draw:text-style-name="P1" draw:layer="layout" svg:x1="21.5cm" svg:y1="14cm" svg:x2="25.5cm" svg:y2="16cm" draw:start-shape="id55" draw:start-glue-point="6" draw:end-shape="id58" draw:end-glue-point="4" svg:d="m21500 14000v1001h4000v999" svg:viewBox="0 0 4001 2001">
          <text:p/>
        </draw:connector>
        <draw:connector draw:style-name="gr45" draw:text-style-name="P1" draw:layer="layout" svg:x1="21.5cm" svg:y1="8cm" svg:x2="17.5cm" svg:y2="10cm" draw:start-shape="id47" draw:start-glue-point="6" draw:end-shape="id52" draw:end-glue-point="4" svg:d="m21500 8000v1027h-4000v973" svg:viewBox="0 0 4001 2001">
          <text:p/>
        </draw:connector>
        <draw:connector draw:style-name="gr45" draw:text-style-name="P1" draw:layer="layout" svg:x1="21.5cm" svg:y1="8cm" svg:x2="25.5cm" svg:y2="10cm" draw:start-shape="id47" draw:start-glue-point="6" draw:end-shape="id59" draw:end-glue-point="4" svg:d="m21500 8000v1027h4000v973" svg:viewBox="0 0 4001 2001">
          <text:p/>
        </draw:connector>
        <draw:connector draw:style-name="gr30" draw:text-style-name="P1" draw:layer="layout" svg:x1="21.5cm" svg:y1="8cm" svg:x2="21.5cm" svg:y2="10cm" draw:start-shape="id47" draw:start-glue-point="6" draw:end-shape="id60" draw:end-glue-point="4" svg:d="m21500 8000v2000" svg:viewBox="0 0 1 2001">
          <text:p text:style-name="P1"><text:span text:style-name="T17">stripe, replicate, redundancy</text:span></text:p>
          <text:p text:style-name="P1"><text:span text:style-name="T17"/></text:p>
        </draw:connector>
      </draw:page>
      <draw:page draw:name="page5" draw:style-name="dp1" draw:master-page-name="默认">
        <draw:custom-shape draw:style-name="gr3" draw:text-style-name="P25" xml:id="id62" draw:id="id62" draw:layer="controls" svg:width="3cm" svg:height="1cm" svg:x="8cm" svg:y="2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1" draw:id="id61" draw:layer="controls" svg:width="3cm" svg:height="1cm" svg:x="2cm" svg:y="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61" draw:start-glue-point="7" draw:end-shape="id62" draw:end-glue-point="5" svg:d="m5000 2500h3000" svg:viewBox="0 0 3001 1">
          <text:p text:style-name="P1"><text:span text:style-name="T17">name</text:span></text:p>
        </draw:connector>
        <draw:custom-shape draw:style-name="gr46" draw:text-style-name="P1" xml:id="id65" draw:id="id65" draw:layer="controls" svg:width="3cm" svg:height="1cm" svg:x="5cm" svg:y="4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3" draw:id="id63" draw:layer="controls" svg:width="3cm" svg:height="1cm" svg:x="5cm" svg:y="10cm">
          <text:p text:style-name="P1">uuid</text:p>
          <text:p text:style-name="P21"><text:span text:style-name="T16">000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4" draw:id="id64" draw:layer="controls" svg:width="3cm" svg:height="1cm" svg:x="5cm" svg:y="16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0.5cm" draw:start-shape="id61" draw:start-glue-point="6" draw:end-shape="id63" draw:end-glue-point="5" svg:d="m3500 3000v7500h1500" svg:viewBox="0 0 1501 7501">
          <text:p/>
        </draw:connector>
        <draw:connector draw:style-name="gr47" draw:text-style-name="P26" draw:layer="controls" svg:x1="3.5cm" svg:y1="3cm" svg:x2="5cm" svg:y2="16.5cm" draw:start-shape="id61" draw:start-glue-point="6" draw:end-shape="id64" draw:end-glue-point="5" svg:d="m3500 3000v13500h1500" svg:viewBox="0 0 1501 13501">
          <text:p/>
        </draw:connector>
        <draw:connector draw:style-name="gr48" draw:text-style-name="P26" draw:layer="controls" svg:x1="3.5cm" svg:y1="3cm" svg:x2="5cm" svg:y2="4.5cm" draw:start-shape="id61" draw:start-glue-point="6" draw:end-shape="id65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" xml:id="id66" draw:id="id66" draw:layer="controls" svg:width="3cm" svg:height="1cm" svg:x="8cm" svg:y="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65" draw:end-shape="id66" draw:end-glue-point="5" svg:d="m6500 5000v1500h1500" svg:viewBox="0 0 1501 1501">
          <text:p/>
        </draw:connector>
        <draw:custom-shape draw:style-name="gr3" draw:text-style-name="P1" xml:id="id67" draw:id="id67" draw:layer="controls" svg:width="3cm" svg:height="1cm" svg:x="8cm" svg:y="8cm">
          <text:p text:style-name="P1">uuid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5cm" svg:x2="8cm" svg:y2="8.5cm" draw:start-shape="id65" draw:start-glue-point="2" draw:end-shape="id67" draw:end-glue-point="5" svg:d="m6500 5000v3500h1500" svg:viewBox="0 0 1501 3501">
          <text:p text:style-name="P1"><text:span text:style-name="T17">contain</text:span></text:p>
        </draw:connector>
        <draw:custom-shape draw:style-name="gr46" draw:text-style-name="P1" xml:id="id68" draw:id="id68" draw:layer="controls" svg:width="3cm" svg:height="1cm" svg:x="8cm" svg:y="12cm">
          <text:p text:style-name="P1">uuid</text:p>
          <text:p text:style-name="P21"><text:span text:style-name="T16">000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1cm" svg:x2="8cm" svg:y2="12.5cm" draw:start-shape="id63" draw:start-glue-point="6" draw:end-shape="id68" draw:end-glue-point="5" svg:d="m6500 11000v1500h1500" svg:viewBox="0 0 1501 1501">
          <text:p/>
        </draw:connector>
        <draw:frame draw:style-name="gr15" draw:layer="controls" svg:width="8cm" svg:height="1.928cm" svg:x="1cm" svg:y="18.013cm">
          <draw:text-box>
            <text:p><text:span text:style-name="T10">Case 1: Traditional Fil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xml:id="id69" draw:id="id69" draw:layer="controls" svg:width="3cm" svg:height="1cm" svg:x="8cm" svg:y="14cm">
          <text:p text:style-name="P1">uuid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11cm" svg:x2="8cm" svg:y2="14.5cm" draw:start-shape="id63" draw:start-glue-point="2" draw:end-shape="id69" draw:end-glue-point="5" svg:d="m6500 11000v3500h1500" svg:viewBox="0 0 1501 3501">
          <text:p text:style-name="P1"><text:span text:style-name="T17">contain</text:span></text:p>
        </draw:connector>
        <draw:frame draw:style-name="gr15" draw:layer="controls" svg:width="8cm" svg:height="1.928cm" svg:x="16cm" svg:y="18cm">
          <draw:text-box>
            <text:p><text:span text:style-name="T10">Case 2: Composite Object/File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draw:layer="layout" svg:width="3cm" svg:height="1cm" svg:x="16cm" svg:y="2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0" draw:id="id70" draw:layer="layout" svg:width="3cm" svg:height="1cm" svg:x="16cm" svg:y="2cm">
          <text:p text:style-name="P1">uuid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8" draw:id="id78" draw:layer="layout" svg:width="3cm" svg:height="1cm" svg:x="20cm" svg:y="8cm">
          <text:p text:style-name="P1">uuid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1" draw:id="id71" draw:layer="layout" svg:width="3cm" svg:height="1cm" svg:x="20cm" svg:y="11cm">
          <text:p text:style-name="P1">uuid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1.5cm" draw:start-shape="id70" draw:start-glue-point="2" draw:end-shape="id71" draw:end-glue-point="5" svg:d="m17500 3000v8500h2500" svg:viewBox="0 0 2501 8501">
          <text:p/>
        </draw:connector>
        <draw:custom-shape draw:style-name="gr3" draw:text-style-name="P1" xml:id="id72" draw:id="id72" draw:layer="layout" svg:width="3cm" svg:height="1cm" svg:x="20cm" svg:y="14cm">
          <text:p text:style-name="P1">uuid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4.5cm" draw:start-shape="id70" draw:start-glue-point="6" draw:end-shape="id72" draw:end-glue-point="5" svg:d="m17500 3000v11500h2500" svg:viewBox="0 0 2501 11501">
          <text:p/>
        </draw:connector>
        <draw:custom-shape draw:style-name="gr3" draw:text-style-name="P23" xml:id="id73" draw:id="id73" draw:layer="layout" svg:width="3cm" svg:height="1cm" svg:x="22cm" svg:y="2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19cm" svg:y1="2.5cm" svg:x2="22cm" svg:y2="2.5cm" draw:start-shape="id70" draw:start-glue-point="7" draw:end-shape="id73" draw:end-glue-point="5" svg:d="m19000 2500h3000" svg:viewBox="0 0 3001 1">
          <text:p text:style-name="P1"><text:span text:style-name="T17">name</text:span></text:p>
        </draw:connector>
        <draw:frame draw:style-name="gr49" draw:text-style-name="P39" draw:layer="layout" svg:width="3cm" svg:height="0.973cm" svg:x="20cm" svg:y="9cm">
          <draw:text-box>
            <text:p text:style-name="P1"><text:span text:style-name="T31">No name</text:span></text:p>
          </draw:text-box>
        </draw:frame>
        <draw:custom-shape draw:style-name="gr50" draw:text-style-name="P1" xml:id="id77" draw:id="id77" draw:layer="layout" svg:width="3cm" svg:height="1cm" svg:x="12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9" draw:id="id79" draw:layer="layout" svg:width="3cm" svg:height="1cm" svg:x="24cm" svg:y="8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6" draw:id="id76" draw:layer="layout" svg:width="3cm" svg:height="1cm" svg:x="12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5" draw:id="id75" draw:layer="layout" svg:width="3cm" svg:height="1cm" svg:x="12cm" svg:y="14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4" draw:id="id74" draw:layer="layout" svg:width="3cm" svg:height="1cm" svg:x="12cm" svg:y="16cm">
          <text:p text:style-name="P1">chunk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8cm" svg:y1="16.5cm" svg:x2="12cm" svg:y2="16.5cm" draw:start-shape="id64" draw:start-glue-point="7" draw:end-shape="id74" draw:end-glue-point="5" svg:d="m8000 16500h4000" svg:viewBox="0 0 4001 1">
          <text:p/>
        </draw:connector>
        <draw:connector draw:style-name="gr51" draw:text-style-name="P1" draw:layer="layout" draw:type="line" svg:x1="11cm" svg:y1="14.5cm" svg:x2="12cm" svg:y2="14.5cm" draw:start-shape="id69" draw:end-shape="id75" draw:end-glue-point="5" svg:d="m11000 14500h1000" svg:viewBox="0 0 1001 1">
          <text:p/>
        </draw:connector>
        <draw:connector draw:style-name="gr51" draw:text-style-name="P1" draw:layer="layout" draw:type="line" svg:x1="11cm" svg:y1="8.5cm" svg:x2="12cm" svg:y2="8.5cm" draw:start-shape="id67" draw:start-glue-point="7" draw:end-shape="id76" svg:d="m11000 8500h1000" svg:viewBox="0 0 1001 1">
          <text:p/>
        </draw:connector>
        <draw:connector draw:style-name="gr51" draw:text-style-name="P1" draw:layer="layout" draw:type="line" svg:x1="11cm" svg:y1="6.5cm" svg:x2="12cm" svg:y2="6.5cm" draw:start-shape="id66" draw:start-glue-point="7" draw:end-shape="id77" draw:end-glue-point="5" svg:d="m11000 6500h1000" svg:viewBox="0 0 1001 1">
          <text:p/>
        </draw:connector>
        <draw:frame draw:style-name="gr49" draw:text-style-name="P39" draw:layer="layout" svg:width="3cm" svg:height="0.973cm" svg:x="20cm" svg:y="12.027cm">
          <draw:text-box>
            <text:p text:style-name="P1"><text:span text:style-name="T31">No name</text:span></text:p>
          </draw:text-box>
        </draw:frame>
        <draw:frame draw:style-name="gr49" draw:text-style-name="P39" draw:layer="layout" svg:width="3cm" svg:height="0.973cm" svg:x="20cm" svg:y="15cm">
          <draw:text-box>
            <text:p text:style-name="P1"><text:span text:style-name="T31">No name</text:span></text:p>
          </draw:text-box>
        </draw:frame>
        <draw:custom-shape draw:style-name="gr50" draw:text-style-name="P1" xml:id="id80" draw:id="id80" draw:layer="layout" svg:width="3cm" svg:height="1cm" svg:x="24cm" svg:y="11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81" draw:id="id81" draw:layer="layout" svg:width="3cm" svg:height="1cm" svg:x="24cm" svg:y="14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23cm" svg:y1="8.5cm" svg:x2="24cm" svg:y2="8.5cm" draw:start-shape="id78" draw:start-glue-point="7" draw:end-shape="id79" svg:d="m23000 8500h1000" svg:viewBox="0 0 1001 1">
          <text:p/>
        </draw:connector>
        <draw:connector draw:style-name="gr51" draw:text-style-name="P1" draw:layer="layout" draw:type="line" svg:x1="23cm" svg:y1="11.5cm" svg:x2="24cm" svg:y2="11.5cm" draw:start-shape="id71" draw:start-glue-point="7" draw:end-shape="id80" draw:end-glue-point="5" svg:d="m23000 11500h1000" svg:viewBox="0 0 1001 1">
          <text:p/>
        </draw:connector>
        <draw:connector draw:style-name="gr51" draw:text-style-name="P1" draw:layer="layout" draw:type="line" svg:x1="23cm" svg:y1="14.5cm" svg:x2="24cm" svg:y2="14.5cm" draw:start-shape="id72" draw:start-glue-point="7" draw:end-shape="id81" draw:end-glue-point="5" svg:d="m23000 14500h1000" svg:viewBox="0 0 1001 1">
          <text:p/>
        </draw:connector>
        <draw:custom-shape draw:style-name="gr52" draw:text-style-name="P40" draw:layer="layout" svg:width="4cm" svg:height="2cm" svg:x="23.5cm" svg:y="7.7cm">
          <text:p text:style-name="P21"><text:span text:style-name="T32">Resourc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0.7cm">
          <text:p text:style-name="P21"><text:span text:style-name="T32">Resource B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3.7cm">
          <text:p text:style-name="P21"><text:span text:style-name="T32">Resource C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12cm" svg:x="11.5cm" svg:y="5.7cm">
          <text:p text:style-name="P21"><text:span text:style-name="T32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82" draw:id="id82" draw:layer="layout" svg:width="3cm" svg:height="1cm" svg:x="23cm" svg:y="4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19cm" svg:y1="2.5cm" svg:x2="23cm" svg:y2="4.5cm" draw:start-shape="id70" draw:start-glue-point="7" draw:end-shape="id82" draw:end-glue-point="5" svg:d="m19000 2500c3001 0 1002 2000 4000 2000" svg:viewBox="0 0 4001 2001">
          <text:p text:style-name="P1"><text:span text:style-name="T17">is</text:span></text:p>
        </draw:connector>
        <draw:connector draw:style-name="gr48" draw:text-style-name="P41" draw:layer="layout" svg:x1="17.5cm" svg:y1="3cm" svg:x2="20cm" svg:y2="8.5cm" draw:start-shape="id70" draw:end-shape="id78" draw:end-glue-point="5" svg:d="m17500 3000v5500h2500" svg:viewBox="0 0 2501 5501">
          <text:p text:style-name="P14"><text:span text:style-name="T26">stripe</text:span></text:p>
          <text:p text:style-name="P14"><text:span text:style-name="T26">replicate</text:span></text:p>
          <text:p text:style-name="P14"><text:span text:style-name="T26">redundancy</text:span></text:p>
        </draw:connector>
        <draw:frame draw:style-name="gr53" draw:text-style-name="P42" draw:layer="controls" svg:width="8cm" svg:height="1.904cm" svg:x="19cm" svg:y="1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  <draw:custom-shape draw:style-name="gr21" draw:text-style-name="P1" xml:id="id83" draw:id="id83" draw:layer="layout" svg:width="3cm" svg:height="1cm" svg:x="23cm" svg:y="6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1.5cm" svg:y1="8cm" svg:x2="23cm" svg:y2="6.5cm" draw:start-shape="id78" draw:start-glue-point="4" draw:end-shape="id83" draw:end-glue-point="5" svg:d="m21500 8000c0-1000 500-1500 1500-1500" svg:viewBox="0 0 1501 1501">
          <text:p text:style-name="P1"><text:span text:style-name="T17">is</text:span></text:p>
        </draw:connector>
        <draw:custom-shape draw:style-name="gr21" draw:text-style-name="P1" xml:id="id84" draw:id="id84" draw:layer="layout" svg:width="3cm" svg:height="1cm" svg:x="11cm" svg:y="4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8cm" svg:y1="4.5cm" svg:x2="11cm" svg:y2="4.5cm" draw:start-shape="id65" draw:start-glue-point="7" draw:end-shape="id84" svg:d="m8000 4500h3000" svg:viewBox="0 0 3001 1">
          <text:p text:style-name="P1"><text:span text:style-name="T17">is</text:span></text:p>
        </draw:connector>
      </draw:page>
      <draw:page draw:name="page6" draw:style-name="dp1" draw:master-page-name="默认">
        <draw:custom-shape draw:style-name="gr3" draw:text-style-name="P25" xml:id="id86" draw:id="id86" draw:layer="controls" svg:width="3cm" svg:height="1cm" svg:x="8cm" svg:y="2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85" draw:id="id85" draw:layer="controls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85" draw:start-glue-point="7" draw:end-shape="id86" draw:end-glue-point="5" svg:d="m5000 2500h3000" svg:viewBox="0 0 3001 1">
          <text:p text:style-name="P1"><text:span text:style-name="T17">name</text:span></text:p>
        </draw:connector>
        <draw:custom-shape draw:style-name="gr3" draw:text-style-name="P16" xml:id="id88" draw:id="id88" draw:layer="controls" svg:width="3cm" svg:height="1cm" svg:x="5cm" svg:y="4cm">
          <text:p text:style-name="P1"><text:span text:style-name="T15">uuid</text:span>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87" draw:id="id87" draw:layer="controls" svg:width="3cm" svg:height="1cm" svg:x="5cm" svg:y="12cm">
          <text:p text:style-name="P1"><text:span text:style-name="T15">uuid</text:span>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2.5cm" draw:start-shape="id85" draw:start-glue-point="6" draw:end-shape="id87" draw:end-glue-point="5" svg:d="m3500 3000v9500h1500" svg:viewBox="0 0 1501 9501">
          <text:p/>
        </draw:connector>
        <draw:connector draw:style-name="gr48" draw:text-style-name="P26" draw:layer="controls" svg:x1="3.5cm" svg:y1="3cm" svg:x2="5cm" svg:y2="4.5cm" draw:start-shape="id85" draw:start-glue-point="6" draw:end-shape="id88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6" xml:id="id89" draw:id="id89" draw:layer="controls" svg:width="3cm" svg:height="1cm" svg:x="8cm" svg:y="6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88" draw:end-shape="id89" draw:end-glue-point="5" svg:d="m6500 5000v1500h1500" svg:viewBox="0 0 1501 1501">
          <text:p/>
        </draw:connector>
        <draw:custom-shape draw:style-name="gr3" draw:text-style-name="P16" xml:id="id90" draw:id="id90" draw:layer="controls" svg:width="3cm" svg:height="1cm" svg:x="8cm" svg:y="8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8.5cm" draw:start-shape="id88" draw:start-glue-point="2" draw:end-shape="id90" draw:end-glue-point="5" svg:d="m6500 5000v3500h1500" svg:viewBox="0 0 1501 3501">
          <text:p/>
        </draw:connector>
        <draw:custom-shape draw:style-name="gr3" draw:text-style-name="P16" xml:id="id91" draw:id="id91" draw:layer="controls" svg:width="3cm" svg:height="1cm" svg:x="8cm" svg:y="14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4.5cm" draw:start-shape="id87" draw:start-glue-point="6" draw:end-shape="id91" draw:end-glue-point="5" svg:d="m6500 13000v1500h1500" svg:viewBox="0 0 1501 1501">
          <text:p/>
        </draw:connector>
        <draw:frame draw:style-name="gr15" draw:text-style-name="P43" draw:layer="controls" svg:width="9cm" svg:height="1.928cm" svg:x="19cm" svg:y="1cm">
          <draw:text-box>
            <text:p><text:span text:style-name="T10">Case 3: Distributed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6" xml:id="id92" draw:id="id92" draw:layer="controls" svg:width="3cm" svg:height="1cm" svg:x="8cm" svg:y="16cm">
          <text:p text:style-name="P1"><text:span text:style-name="T15">uuid</text:span>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6.5cm" draw:start-shape="id87" draw:start-glue-point="2" draw:end-shape="id92" draw:end-glue-point="5" svg:d="m6500 13000v3500h1500" svg:viewBox="0 0 1501 3501">
          <text:p/>
        </draw:connector>
        <draw:custom-shape draw:style-name="gr3" draw:text-style-name="P23" xml:id="id93" draw:id="id93" draw:layer="controls" svg:width="3cm" svg:height="1cm" svg:x="11cm" svg:y="4cm">
          <text:p text:style-name="P1"><text:span text:style-name="T18">foo_objec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4.5cm" svg:x2="11cm" svg:y2="4.5cm" draw:start-shape="id88" draw:start-glue-point="7" draw:end-shape="id93" draw:end-glue-point="5" svg:d="m8000 4500h3000" svg:viewBox="0 0 3001 1">
          <text:p text:style-name="P1"><text:span text:style-name="T17">name</text:span></text:p>
        </draw:connector>
        <draw:custom-shape draw:style-name="gr3" draw:text-style-name="P23" xml:id="id94" draw:id="id94" draw:layer="controls" svg:width="3cm" svg:height="1cm" svg:x="11cm" svg:y="12cm">
          <text:p text:style-name="P1"><text:span text:style-name="T18">foo_objec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12.5cm" svg:x2="11cm" svg:y2="12.5cm" draw:start-shape="id87" draw:start-glue-point="7" draw:end-shape="id94" draw:end-glue-point="5" svg:d="m8000 12500h3000" svg:viewBox="0 0 3001 1">
          <text:p text:style-name="P1"><text:span text:style-name="T17">name</text:span></text:p>
        </draw:connector>
        <draw:custom-shape draw:style-name="gr50" draw:text-style-name="P1" xml:id="id95" draw:id="id95" draw:layer="controls" svg:width="3cm" svg:height="1cm" svg:x="15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6" draw:id="id96" draw:layer="controls" svg:width="3cm" svg:height="1cm" svg:x="20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6.5cm" svg:x2="15cm" svg:y2="6.5cm" draw:start-shape="id89" draw:start-glue-point="7" draw:end-shape="id95" svg:d="m11000 6500h4000" svg:viewBox="0 0 4001 1">
          <text:p/>
        </draw:connector>
        <draw:connector draw:style-name="gr51" draw:text-style-name="P1" draw:layer="controls" draw:type="line" svg:x1="11cm" svg:y1="8.5cm" svg:x2="20cm" svg:y2="8.5cm" draw:start-shape="id90" draw:start-glue-point="7" draw:end-shape="id96" draw:end-glue-point="5" svg:d="m11000 8500h9000" svg:viewBox="0 0 9001 1">
          <text:p/>
        </draw:connector>
        <draw:custom-shape draw:style-name="gr52" draw:text-style-name="P44" draw:layer="controls" svg:width="4cm" svg:height="10cm" svg:x="14.5cm" svg:y="5.7cm">
          <text:p text:style-name="P21"><text:span text:style-name="T32">Nod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controls" svg:width="4cm" svg:height="10cm" svg:x="19.5cm" svg:y="7.7cm">
          <text:p text:style-name="P21"><text:span text:style-name="T32">Nod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0" draw:id="id100" draw:layer="controls" svg:width="3cm" svg:height="1cm" svg:x="15cm" svg:y="14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101" draw:id="id101" draw:layer="controls" svg:width="3cm" svg:height="1cm" svg:x="20cm" svg:y="16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8" draw:id="id98" draw:layer="controls" svg:width="3cm" svg:height="1cm" svg:x="25cm" svg:y="10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10.5cm" svg:x2="25cm" svg:y2="10.5cm" draw:start-shape="id97" draw:start-glue-point="7" draw:end-shape="id98" draw:end-glue-point="5" svg:d="m11000 10500h14000" svg:viewBox="0 0 14001 1">
          <text:p/>
        </draw:connector>
        <draw:custom-shape draw:style-name="gr52" draw:text-style-name="P40" draw:layer="controls" svg:width="4cm" svg:height="10cm" svg:x="24.5cm" svg:y="9.7cm">
          <text:p text:style-name="P21"><text:span text:style-name="T32">Nod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2" draw:id="id102" draw:layer="controls" svg:width="3cm" svg:height="1cm" svg:x="25cm" svg:y="18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97" draw:id="id97" draw:layer="controls" svg:width="3cm" svg:height="1cm" svg:x="8cm" svg:y="10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5cm" svg:x2="8cm" svg:y2="10.5cm" draw:start-shape="id88" draw:start-glue-point="6" draw:end-shape="id97" draw:end-glue-point="5" svg:d="m6500 5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ustom-shape draw:style-name="gr3" draw:text-style-name="P16" xml:id="id99" draw:id="id99" draw:layer="controls" svg:width="3cm" svg:height="1cm" svg:x="8cm" svg:y="18cm">
          <text:p text:style-name="P1"><text:span text:style-name="T15">uuid</text:span>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13cm" svg:x2="8cm" svg:y2="18.5cm" draw:start-shape="id87" draw:start-glue-point="6" draw:end-shape="id99" draw:end-glue-point="5" svg:d="m6500 13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onnector draw:style-name="gr51" draw:text-style-name="P1" draw:layer="controls" draw:type="line" svg:x1="11cm" svg:y1="14.5cm" svg:x2="15cm" svg:y2="14.5cm" draw:start-shape="id91" draw:end-shape="id100" svg:d="m11000 14500h4000" svg:viewBox="0 0 4001 1">
          <text:p/>
        </draw:connector>
        <draw:connector draw:style-name="gr51" draw:text-style-name="P1" draw:layer="controls" draw:type="line" svg:x1="11cm" svg:y1="16.5cm" svg:x2="20cm" svg:y2="16.5cm" draw:start-shape="id92" draw:start-glue-point="7" draw:end-shape="id101" svg:d="m11000 16500h9000" svg:viewBox="0 0 9001 1">
          <text:p/>
        </draw:connector>
        <draw:connector draw:style-name="gr51" draw:text-style-name="P1" draw:layer="controls" draw:type="line" svg:x1="11cm" svg:y1="18.5cm" svg:x2="25cm" svg:y2="18.5cm" draw:start-shape="id99" draw:start-glue-point="7" draw:end-shape="id102" svg:d="m11000 18500h14000" svg:viewBox="0 0 14001 1">
          <text:p/>
        </draw:connector>
        <draw:frame draw:style-name="gr53" draw:text-style-name="P42" draw:layer="layout" svg:width="8cm" svg:height="1.904cm" svg:x="20cm" svg:y="2.99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</draw:page>
      <draw:page draw:name="page7" draw:style-name="dp1" draw:master-page-name="默认">
        <draw:line draw:style-name="gr54" draw:text-style-name="P1" draw:layer="layout" svg:x1="15cm" svg:y1="2cm" svg:x2="15cm" svg:y2="18.1cm">
          <text:p/>
        </draw:line>
        <draw:frame draw:style-name="gr15" draw:text-style-name="P43" draw:layer="controls" svg:width="9cm" svg:height="1.928cm" svg:x="1cm" svg:y="18cm">
          <draw:text-box>
            <text:p><text:span text:style-name="T10">Case 4: Multi View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25" xml:id="id104" draw:id="id104" draw:layer="layout" svg:width="3cm" svg:height="1cm" svg:x="8cm" svg:y="2cm">
          <text:p text:style-name="P1"><text:span text:style-name="T18">root_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3" draw:id="id103" draw:layer="layout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5cm" svg:y1="2.5cm" svg:x2="8cm" svg:y2="2.5cm" draw:start-shape="id103" draw:start-glue-point="7" draw:end-shape="id104" draw:end-glue-point="5" svg:d="m5000 2500h3000" svg:viewBox="0 0 3001 1">
          <text:p text:style-name="P1"><text:span text:style-name="T17">name</text:span></text:p>
        </draw:connector>
        <draw:custom-shape draw:style-name="gr46" draw:text-style-name="P16" xml:id="id107" draw:id="id107" draw:layer="layout" svg:width="3cm" svg:height="1cm" svg:x="5cm" svg:y="5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6" draw:id="id106" draw:layer="layout" svg:width="3cm" svg:height="1cm" svg:x="22cm" svg:y="5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layout" svg:x1="26.5cm" svg:y1="3cm" svg:x2="25cm" svg:y2="5.5cm" draw:start-shape="id105" draw:start-glue-point="6" draw:end-shape="id106" draw:end-glue-point="7" svg:d="m26500 3000v2500h-1500" svg:viewBox="0 0 1501 2501">
          <text:p text:style-name="P1"><text:span text:style-name="T17">contain</text:span></text:p>
        </draw:connector>
        <draw:connector draw:style-name="gr48" draw:text-style-name="P26" draw:layer="layout" svg:x1="3.5cm" svg:y1="3cm" svg:x2="5cm" svg:y2="5.5cm" draw:start-shape="id103" draw:start-glue-point="6" draw:end-shape="id107" draw:end-glue-point="5" svg:d="m3500 3000v2500h1500" svg:viewBox="0 0 1501 2501">
          <text:p text:style-name="P1"><text:span text:style-name="T17">contain</text:span></text:p>
        </draw:connector>
        <draw:custom-shape draw:style-name="gr3" draw:text-style-name="P16" xml:id="id108" draw:id="id108" draw:layer="layout" svg:width="3cm" svg:height="1cm" svg:x="8cm" svg:y="7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09" draw:id="id109" draw:layer="layout" svg:x1="6.5cm" svg:y1="6cm" svg:x2="8cm" svg:y2="7.5cm" draw:start-shape="id107" draw:end-shape="id108" draw:end-glue-point="5" svg:d="m6500 6000v1500h1500" svg:viewBox="0 0 1501 1501">
          <text:p text:style-name="P1"><text:span text:style-name="T17">contain</text:span></text:p>
        </draw:connector>
        <draw:custom-shape draw:style-name="gr3" draw:text-style-name="P16" xml:id="id110" draw:id="id110" draw:layer="layout" svg:width="3cm" svg:height="1cm" svg:x="8cm" svg:y="9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13" draw:id="id113" draw:layer="layout" svg:x1="6.5cm" svg:y1="7.5cm" svg:x2="8cm" svg:y2="9.5cm" draw:start-shape="id109" draw:start-glue-point="0" draw:end-shape="id110" draw:end-glue-point="5" svg:d="m6500 7500v2000h1500" svg:viewBox="0 0 1501 2001">
          <text:p/>
        </draw:connector>
        <draw:custom-shape draw:style-name="gr3" draw:text-style-name="P16" xml:id="id117" draw:id="id117" draw:layer="layout" svg:width="3cm" svg:height="1cm" svg:x="19cm" svg:y="8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111" draw:id="id111" draw:layer="layout" svg:width="3cm" svg:height="1cm" svg:x="11cm" svg:y="5cm">
          <text:p text:style-name="P1"><text:span text:style-name="T18">foo_bucke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8cm" svg:y1="5.5cm" svg:x2="11cm" svg:y2="5.5cm" draw:start-shape="id107" draw:start-glue-point="7" draw:end-shape="id111" draw:end-glue-point="5" svg:d="m8000 5500h3000" svg:viewBox="0 0 3001 1">
          <text:p text:style-name="P1"><text:span text:style-name="T17">name</text:span></text:p>
        </draw:connector>
        <draw:custom-shape draw:style-name="gr3" draw:text-style-name="P23" xml:id="id112" draw:id="id112" draw:layer="layout" svg:width="3cm" svg:height="1cm" svg:x="16cm" svg:y="5cm">
          <text:p text:style-name="P1"><text:span text:style-name="T18">foo_bucke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2cm" svg:y1="5.5cm" svg:x2="19cm" svg:y2="5.5cm" draw:start-shape="id106" draw:start-glue-point="3" draw:end-shape="id112" svg:d="m22000 5500h-3000" svg:viewBox="0 0 3001 1">
          <text:p text:style-name="P1"><text:span text:style-name="T17">name</text:span></text:p>
        </draw:connector>
        <draw:custom-shape draw:style-name="gr3" draw:text-style-name="P16" xml:id="id114" draw:id="id114" draw:layer="layout" svg:width="3cm" svg:height="1cm" svg:x="8cm" svg:y="11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6.5cm" svg:y1="9.5cm" svg:x2="8cm" svg:y2="11.5cm" draw:start-shape="id113" draw:start-glue-point="0" draw:end-shape="id114" draw:end-glue-point="5" svg:d="m6500 9500v2000h1500" svg:viewBox="0 0 1501 2001">
          <text:p/>
        </draw:connector>
        <draw:connector draw:style-name="gr47" draw:text-style-name="P45" xml:id="id125" draw:id="id125" draw:layer="layout" svg:x1="23.5cm" svg:y1="8.5cm" svg:x2="14cm" svg:y2="13.5cm" draw:start-shape="id115" draw:start-glue-point="0" draw:end-shape="id116" draw:end-glue-point="7" svg:d="m23500 8500v5000h-9500" svg:viewBox="0 0 9501 5001">
          <text:p/>
        </draw:connector>
        <draw:connector draw:style-name="gr48" draw:text-style-name="P26" xml:id="id115" draw:id="id115" draw:layer="layout" svg:x1="23.5cm" svg:y1="6cm" svg:x2="22cm" svg:y2="8.5cm" draw:start-shape="id106" draw:start-glue-point="6" draw:end-shape="id117" draw:end-glue-point="7" svg:d="m23500 6000v2500h-1500" svg:viewBox="0 0 1501 2501">
          <text:p text:style-name="P1"><text:span text:style-name="T17">contain</text:span></text:p>
        </draw:connector>
        <draw:custom-shape draw:style-name="gr3" draw:text-style-name="P25" xml:id="id118" draw:id="id118" draw:layer="layout" svg:width="3cm" svg:height="1cm" svg:x="19cm" svg:y="2cm">
          <text:p text:style-name="P1"><text:span text:style-name="T18">roo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5" draw:id="id105" draw:layer="layout" svg:width="3cm" svg:height="1cm" svg:x="25cm" svg:y="2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5cm" svg:y1="2.5cm" svg:x2="22cm" svg:y2="2.5cm" draw:start-shape="id105" draw:end-shape="id118" draw:end-glue-point="1" svg:d="m25000 2500h-3000" svg:viewBox="0 0 3001 1">
          <text:p text:style-name="P1"><text:span text:style-name="T17">name</text:span></text:p>
        </draw:connector>
        <draw:custom-shape draw:style-name="gr3" draw:text-style-name="P16" xml:id="id116" draw:id="id116" draw:layer="layout" svg:width="3cm" svg:height="1cm" svg:x="11cm" svg:y="13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19" draw:id="id119" draw:layer="layout" svg:x1="9.5cm" svg:y1="12cm" svg:x2="11cm" svg:y2="13.5cm" draw:start-shape="id114" draw:start-glue-point="6" draw:end-shape="id116" draw:end-glue-point="5" svg:d="m9500 12000v1500h1500" svg:viewBox="0 0 1501 1501">
          <text:p text:style-name="P1"><text:span text:style-name="T17">relation_A</text:span></text:p>
          <text:p text:style-name="P1"><text:span text:style-name="T17"/></text:p>
        </draw:connector>
        <draw:custom-shape draw:style-name="gr3" draw:text-style-name="P16" xml:id="id120" draw:id="id120" draw:layer="layout" svg:width="3cm" svg:height="1cm" svg:x="11cm" svg:y="15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21" draw:id="id121" draw:layer="layout" svg:x1="9.5cm" svg:y1="13.5cm" svg:x2="11cm" svg:y2="15.5cm" draw:start-shape="id119" draw:start-glue-point="0" draw:end-shape="id120" draw:end-glue-point="5" svg:d="m9500 13500v2000h1500" svg:viewBox="0 0 1501 2001">
          <text:p/>
        </draw:connector>
        <draw:custom-shape draw:style-name="gr3" draw:text-style-name="P16" xml:id="id122" draw:id="id122" draw:layer="layout" svg:width="3cm" svg:height="1cm" svg:x="11cm" svg:y="17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9.5cm" svg:y1="15.5cm" svg:x2="11cm" svg:y2="17.5cm" draw:start-shape="id121" draw:start-glue-point="0" draw:end-shape="id122" draw:end-glue-point="5" svg:d="m9500 15500v2000h1500" svg:viewBox="0 0 1501 2001">
          <text:p/>
        </draw:connector>
        <draw:connector draw:style-name="gr22" draw:text-style-name="P22" draw:layer="layout" draw:type="curve" svg:x1="9.5cm" svg:y1="11cm" svg:x2="13.5cm" svg:y2="10cm" draw:start-shape="id114" draw:start-glue-point="4" draw:end-shape="id123" draw:end-glue-point="5" svg:d="m9500 11000c0-667 1333-1000 4000-1000" svg:viewBox="0 0 4001 1001">
          <text:p text:style-name="P1"><text:span text:style-name="T17">is</text:span></text:p>
        </draw:connector>
        <draw:custom-shape draw:style-name="gr21" draw:text-style-name="P1" xml:id="id123" draw:id="id123" draw:layer="layout" svg:width="3cm" svg:height="1cm" svg:x="13.5cm" svg:y="9.5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0.5cm" svg:y1="9cm" svg:x2="16.5cm" svg:y2="10cm" draw:start-shape="id117" draw:start-glue-point="6" draw:end-shape="id123" draw:end-glue-point="7" svg:d="m20500 9000c0 667-1333 1000-4000 1000" svg:viewBox="0 0 4001 1001">
          <text:p text:style-name="P1"><text:span text:style-name="T17">is</text:span></text:p>
        </draw:connector>
        <draw:connector draw:style-name="gr55" draw:text-style-name="P26" draw:layer="layout" svg:x1="12cm" svg:y1="8.5cm" svg:x2="19cm" svg:y2="8.5cm" draw:start-shape="id124" draw:start-glue-point="0" draw:end-shape="id117" draw:end-glue-point="5" svg:d="m12000 8500h7000" svg:viewBox="0 0 7001 1">
          <text:p text:style-name="P1"><text:span text:style-name="T17">relation_B</text:span></text:p>
          <text:p text:style-name="P1"><text:span text:style-name="T17"/></text:p>
        </draw:connector>
        <draw:connector draw:style-name="gr56" draw:text-style-name="P45" xml:id="id124" draw:id="id124" draw:layer="layout" draw:line-skew="0.498cm" svg:x1="11cm" svg:y1="9.5cm" svg:x2="11cm" svg:y2="7.5cm" draw:start-shape="id110" draw:start-glue-point="7" draw:end-shape="id108" draw:end-glue-point="7" svg:d="m11000 9500h1000v-2000h-1000" svg:viewBox="0 0 1001 2001">
          <text:p/>
        </draw:connector>
        <draw:connector draw:style-name="gr47" draw:text-style-name="P45" xml:id="id126" draw:id="id126" draw:layer="layout" svg:x1="23.5cm" svg:y1="13.5cm" svg:x2="14cm" svg:y2="15.5cm" draw:start-shape="id125" draw:start-glue-point="0" draw:end-shape="id120" draw:end-glue-point="7" svg:d="m23500 13500v2000h-9500" svg:viewBox="0 0 9501 2001">
          <text:p/>
        </draw:connector>
        <draw:connector draw:style-name="gr47" draw:text-style-name="P45" draw:layer="layout" svg:x1="23.5cm" svg:y1="15.5cm" svg:x2="14cm" svg:y2="17.5cm" draw:start-shape="id126" draw:start-glue-point="0" draw:end-shape="id122" draw:end-glue-point="7" svg:d="m23500 15500v2000h-9500" svg:viewBox="0 0 9501 2001">
          <text:p/>
        </draw:connector>
        <draw:frame draw:style-name="gr29" draw:text-style-name="P24" draw:layer="layout" svg:width="3cm" svg:height="0.958cm" svg:x="12cm" svg:y="2.042cm">
          <draw:text-box>
            <text:p><text:span text:style-name="T19">View A</text:span></text:p>
          </draw:text-box>
        </draw:frame>
        <draw:frame draw:style-name="gr29" draw:text-style-name="P24" draw:layer="layout" svg:width="3cm" svg:height="0.958cm" svg:x="15cm" svg:y="2cm">
          <draw:text-box>
            <text:p><text:span text:style-name="T19">View B</text:span></text:p>
          </draw:text-box>
        </draw:frame>
        <draw:frame draw:style-name="gr57" draw:text-style-name="P46" draw:layer="layout" svg:width="7cm" svg:height="1.907cm" svg:x="21cm" svg:y="18cm">
          <draw:text-box>
            <text:p text:style-name="P14"><text:span text:style-name="T33">e.g.</text:span><text:span text:style-name="T22"> for composite as ‘tar’ package, relation_A/B = ‘stripe’.</text:span></text:p>
            <text:p text:style-name="P14"><text:span text:style-name="T22">complex relationship may require more composite functions.</text:span></text:p>
          </draw:text-box>
        </draw:frame>
      </draw:page>
      <draw:page draw:name="page8" draw:style-name="dp1" draw:master-page-name="默认">
        <draw:frame draw:style-name="gr15" draw:layer="layout" svg:width="8cm" svg:height="1.928cm" svg:x="1cm" svg:y="18.014cm">
          <draw:text-box>
            <text:p><text:span text:style-name="T10">REST to SPARQL mapping</text:span></text:p>
            <text:p><text:span text:style-name="T11">Shi.Zhan (c) 2013</text:span></text:p>
            <text:p><text:span text:style-name="T11">Project SEED</text:span></text:p>
          </draw:text-box>
        </draw:frame>
        <draw:frame draw:style-name="gr58" draw:text-style-name="P47" draw:layer="layout" svg:width="3cm" svg:height="1cm" svg:x="12cm" svg:y="2cm">
          <draw:text-box>
            <text:p text:style-name="P21"><text:span text:style-name="T34">REST</text:span></text:p>
          </draw:text-box>
        </draw:frame>
        <draw:line draw:style-name="gr59" draw:text-style-name="P1" draw:layer="layout" svg:x1="15cm" svg:y1="2cm" svg:x2="15cm" svg:y2="18cm">
          <text:p/>
        </draw:line>
        <draw:frame draw:style-name="gr58" draw:text-style-name="P47" draw:layer="layout" svg:width="4cm" svg:height="1cm" svg:x="15cm" svg:y="2cm">
          <draw:text-box>
            <text:p><text:span text:style-name="T34">SPARQL</text:span></text:p>
          </draw:text-box>
        </draw:frame>
        <draw:frame draw:style-name="gr60" draw:text-style-name="P48" draw:layer="layout" svg:width="12cm" svg:height="3cm" svg:x="2cm" svg:y="5cm">
          <draw:text-box>
            <text:p><text:span text:style-name="T35">get</text:span></text:p>
          </draw:text-box>
        </draw:frame>
        <draw:frame draw:style-name="gr61" draw:text-style-name="P48" draw:layer="layout" svg:width="12cm" svg:height="3cm" svg:x="2cm" svg:y="8cm">
          <draw:text-box>
            <text:p><text:span text:style-name="T35">put</text:span></text:p>
          </draw:text-box>
        </draw:frame>
        <draw:frame draw:style-name="gr60" draw:text-style-name="P48" draw:layer="layout" svg:width="12cm" svg:height="3cm" svg:x="2cm" svg:y="11cm">
          <draw:text-box>
            <text:p><text:span text:style-name="T35">delete</text:span></text:p>
          </draw:text-box>
        </draw:frame>
        <draw:frame draw:style-name="gr61" draw:text-style-name="P48" draw:layer="layout" svg:width="12cm" svg:height="3cm" svg:x="2cm" svg:y="14cm">
          <draw:text-box>
            <text:p><text:span text:style-name="T35">head</text:span></text:p>
          </draw:text-box>
        </draw:frame>
        <draw:frame draw:style-name="gr62" draw:text-style-name="P49" draw:layer="layout" svg:width="4.5cm" svg:height="13cm" svg:x="4cm" svg:y="4cm">
          <draw:text-box>
            <text:p><text:span text:style-name="T36">bucket</text:span></text:p>
          </draw:text-box>
        </draw:frame>
        <draw:frame draw:style-name="gr62" draw:text-style-name="P49" draw:layer="layout" svg:width="4.5cm" svg:height="13cm" svg:x="9cm" svg:y="4cm">
          <draw:text-box>
            <text:p><text:span text:style-name="T36">object</text:span></text:p>
          </draw:text-box>
        </draw:frame>
        <draw:frame draw:style-name="gr63" draw:text-style-name="P50" draw:layer="layout" svg:width="4.5cm" svg:height="3cm" svg:x="4cm" svg:y="5cm">
          <draw:text-box>
            <text:p><text:span text:style-name="T14">ls [bucket]</text:span></text:p>
            <text:p><text:span text:style-name="T32">(get [*] [stat])</text:span></text:p>
            <text:p><text:span text:style-name="T32"/></text:p>
            <text:p><text:span text:style-name="T14">get [bucket] [stat]</text:span></text:p>
          </draw:text-box>
        </draw:frame>
        <draw:frame draw:style-name="gr63" draw:text-style-name="P50" draw:layer="layout" svg:width="4.5cm" svg:height="3cm" svg:x="9cm" svg:y="5cm">
          <draw:text-box>
            <text:p><text:span text:style-name="T14">get [object]</text:span></text:p>
            <text:p><text:span text:style-name="T14">get [object] [stat]</text:span></text:p>
          </draw:text-box>
        </draw:frame>
        <draw:frame draw:style-name="gr63" draw:text-style-name="P50" draw:layer="layout" svg:width="4.5cm" svg:height="3cm" svg:x="4cm" svg:y="8cm">
          <draw:text-box>
            <text:p><text:span text:style-name="T14">create [bucket]</text:span></text:p>
            <text:p><text:span text:style-name="T32">(update [bucket])</text:span></text:p>
            <text:p><text:span text:style-name="T14"/></text:p>
            <text:p><text:span text:style-name="T14">update [bucket] [stat]</text:span></text:p>
            <text:p><text:span text:style-name="T14"/></text:p>
          </draw:text-box>
        </draw:frame>
        <draw:frame draw:style-name="gr63" draw:text-style-name="P50" draw:layer="layout" svg:width="4.5cm" svg:height="3cm" svg:x="9cm" svg:y="8cm">
          <draw:text-box>
            <text:p><text:span text:style-name="T14">create [object]</text:span></text:p>
            <text:p><text:span text:style-name="T32">(update [bucket])</text:span></text:p>
            <text:p><text:span text:style-name="T14"/></text:p>
            <text:p><text:span text:style-name="T14">update [object]</text:span></text:p>
            <text:p><text:span text:style-name="T14">update [object] [stat]</text:span></text:p>
          </draw:text-box>
        </draw:frame>
        <draw:frame draw:style-name="gr63" draw:text-style-name="P50" draw:layer="layout" svg:width="4.5cm" svg:height="3cm" svg:x="4cm" svg:y="11cm">
          <draw:text-box>
            <text:p><text:span text:style-name="T14">delete [bucke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9cm" svg:y="11cm">
          <draw:text-box>
            <text:p><text:span text:style-name="T14">delete [objec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4cm" svg:y="14cm">
          <draw:text-box>
            <text:p><text:span text:style-name="T14">exist [bucket]</text:span></text:p>
          </draw:text-box>
        </draw:frame>
        <draw:frame draw:style-name="gr63" draw:text-style-name="P50" draw:layer="layout" svg:width="4.5cm" svg:height="3cm" svg:x="9cm" svg:y="14cm">
          <draw:text-box>
            <text:p><text:span text:style-name="T14">exist [object]</text:span></text:p>
          </draw:text-box>
        </draw:frame>
      </draw:page>
      <draw:page draw:name="page9" draw:style-name="dp1" draw:master-page-name="默认">
        <draw:connector draw:style-name="gr64" draw:text-style-name="P51" draw:layer="controls" draw:type="line" svg:x1="19.5cm" svg:y1="16cm" svg:x2="19.5cm" svg:y2="11cm" draw:start-shape="id127" draw:start-glue-point="4" draw:end-shape="id128" draw:end-glue-point="6" svg:d="m19500 16000v-5000" svg:viewBox="0 0 1 5001">
          <text:p/>
        </draw:connector>
        <draw:custom-shape draw:style-name="gr65" draw:text-style-name="P52" draw:layer="controls" svg:width="1cm" svg:height="1cm" svg:x="16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5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8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7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9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4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51" draw:layer="controls" draw:type="line" svg:x1="15.5cm" svg:y1="16cm" svg:x2="23.5cm" svg:y2="11cm" draw:start-shape="id129" draw:start-glue-point="4" draw:end-shape="id130" draw:end-glue-point="6" svg:d="m15500 16000 8000-5000" svg:viewBox="0 0 8001 5001">
          <text:p/>
        </draw:connector>
        <draw:connector draw:style-name="gr64" draw:text-style-name="P51" draw:layer="controls" draw:type="line" svg:x1="19.5cm" svg:y1="16cm" svg:x2="15.5cm" svg:y2="11cm" draw:start-shape="id127" draw:start-glue-point="4" draw:end-shape="id131" draw:end-glue-point="6" svg:d="m19500 16000-4000-5000" svg:viewBox="0 0 4001 5001">
          <text:p/>
        </draw:connector>
        <draw:custom-shape draw:style-name="gr66" draw:text-style-name="P51" xml:id="id135" draw:id="id135" draw:layer="controls" svg:width="1cm" svg:height="1cm" svg:x="1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1" draw:id="id131" draw:layer="controls" svg:width="1cm" svg:height="1cm" svg:x="15cm" svg:y="10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8" draw:id="id128" draw:layer="controls" svg:width="1cm" svg:height="1cm" svg:x="19cm" svg:y="10cm">
          <text:p text:style-name="P1"><text:span text:style-name="T38">‘</text:span><text:span text:style-name="T38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0" draw:id="id130" draw:layer="controls" svg:width="1cm" svg:height="1cm" svg:x="23cm" svg:y="10cm">
          <text:p text:style-name="P1"><text:span text:style-name="T38">‘</text:span><text:span text:style-name="T38">D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4" draw:id="id134" draw:layer="controls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7cm" svg:y="13cm">
          <text:p text:style-name="P1"><text:span text:style-name="T38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9cm" svg:y="13cm">
          <text:p text:style-name="P1"><text:span text:style-name="T38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3" draw:id="id133" draw:layer="controls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8" draw:id="id148" draw:layer="controls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9" draw:id="id129" draw:layer="controls" svg:width="1cm" svg:height="1cm" svg:x="15cm" svg:y="16cm">
          <text:p text:style-name="P1"><text:span text:style-name="T38">‘</text:span><text:span text:style-name="T38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7" draw:id="id127" draw:layer="controls" svg:width="1cm" svg:height="1cm" svg:x="19cm" svg:y="16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2" draw:id="id132" draw:layer="controls" svg:width="1cm" svg:height="1cm" svg:x="2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53" draw:layer="controls" svg:width="9cm" svg:height="2cm" svg:x="19.5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connector draw:style-name="gr69" draw:text-style-name="P51" draw:layer="controls" draw:line-skew="1.498cm" svg:x1="22cm" svg:y1="16.5cm" svg:x2="25cm" svg:y2="13.5cm" draw:start-shape="id132" draw:start-glue-point="7" draw:end-shape="id133" draw:end-glue-point="7" svg:d="m22000 16500h5000v-3000h-2000" svg:viewBox="0 0 5001 3001">
          <text:p/>
        </draw:connector>
        <draw:connector draw:style-name="gr69" draw:text-style-name="P51" draw:layer="controls" draw:line-skew="-1.499cm" svg:x1="9cm" svg:y1="13.5cm" svg:x2="12cm" svg:y2="10.5cm" draw:start-shape="id134" draw:start-glue-point="5" draw:end-shape="id135" draw:end-glue-point="5" svg:d="m9000 13500h-2000v-3000h5000" svg:viewBox="0 0 5001 3001">
          <text:p/>
        </draw:connector>
        <draw:frame draw:style-name="gr70" draw:text-style-name="P54" draw:layer="controls" svg:width="2.5cm" svg:height="1cm" svg:x="3.5cm" svg:y="16cm">
          <draw:text-box>
            <text:p text:style-name="P14"><text:span text:style-name="T41">Objects</text:span></text:p>
          </draw:text-box>
        </draw:frame>
        <draw:frame draw:style-name="gr70" draw:text-style-name="P56" draw:layer="controls" svg:width="2cm" svg:height="1cm" svg:x="1.5cm" svg:y="16cm">
          <draw:text-box>
            <text:p text:style-name="P55"><text:span text:style-name="T42">term</text:span></text:p>
            <text:p text:style-name="P55"><text:span text:style-name="T42">class</text:span></text:p>
            <text:p text:style-name="P55"><text:span text:style-name="T42">individual</text:span></text:p>
          </draw:text-box>
        </draw:frame>
        <draw:frame draw:style-name="gr71" draw:text-style-name="P57" draw:layer="controls" svg:width="3cm" svg:height="6.5cm" svg:x="1.5cm" svg:y="9cm">
          <draw:text-box>
            <text:p text:style-name="P1"><text:span text:style-name="T43">B+ Tree</text:span></text:p>
          </draw:text-box>
        </draw:frame>
        <draw:custom-shape draw:style-name="gr66" draw:text-style-name="P51" xml:id="id142" draw:id="id142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6" draw:id="id136" draw:layer="controls" svg:width="1cm" svg:height="1cm" svg:x="10cm" svg:y="7cm">
          <text:p text:style-name="P1"><text:span text:style-name="T38">id</text:span><text:span text:style-name="T44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4" draw:id="id14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7" draw:id="id137" draw:layer="controls" svg:width="1cm" svg:height="1cm" svg:x="20cm" svg:y="7cm">
          <text:p text:style-name="P1"><text:span text:style-name="T38">id</text:span><text:span text:style-name="T44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8" draw:id="id138" draw:layer="controls" svg:width="1cm" svg:height="1cm" svg:x="26cm" svg:y="7cm">
          <text:p text:style-name="P1"><text:span text:style-name="T38">id</text:span><text:span text:style-name="T44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3" draw:id="id143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0" draw:text-style-name="P54" draw:layer="controls" svg:width="3cm" svg:height="1cm" svg:x="3cm" svg:y="7cm">
          <draw:text-box>
            <text:p text:style-name="P14"><text:span text:style-name="T41">Triple ID</text:span></text:p>
          </draw:text-box>
        </draw:frame>
        <draw:connector draw:style-name="gr72" draw:text-style-name="P1" draw:layer="controls" draw:type="lines" svg:x1="15.5cm" svg:y1="10cm" svg:x2="10.5cm" svg:y2="8cm" draw:start-shape="id131" draw:start-glue-point="4" draw:end-shape="id136" draw:end-glue-point="6" svg:d="m15500 10000v-501l-5000-997v-502" svg:viewBox="0 0 5001 2001">
          <text:p/>
        </draw:connector>
        <draw:connector draw:style-name="gr72" draw:text-style-name="P1" draw:layer="controls" draw:type="lines" svg:x1="19.5cm" svg:y1="10cm" svg:x2="20.5cm" svg:y2="8cm" draw:start-shape="id128" draw:start-glue-point="4" draw:end-shape="id137" draw:end-glue-point="6" svg:d="m19500 10000v-501l1000-997v-502" svg:viewBox="0 0 1001 2001">
          <text:p/>
        </draw:connector>
        <draw:connector draw:style-name="gr72" draw:text-style-name="P1" draw:layer="controls" draw:type="lines" svg:x1="23.5cm" svg:y1="10cm" svg:x2="26.5cm" svg:y2="8cm" draw:start-shape="id130" draw:start-glue-point="4" draw:end-shape="id138" svg:d="m23500 10000v-501l3000-997v-502" svg:viewBox="0 0 3001 2001">
          <text:p/>
        </draw:connector>
        <draw:frame draw:style-name="gr70" draw:text-style-name="P58" xml:id="id145" draw:id="id145" draw:layer="controls" svg:width="1cm" svg:height="1cm" svg:x="2cm" svg:y="10cm">
          <draw:text-box>
            <text:p text:style-name="P1"><text:span text:style-name="T45">S</text:span></text:p>
          </draw:text-box>
        </draw:frame>
        <draw:frame draw:style-name="gr70" draw:text-style-name="P58" xml:id="id146" draw:id="id146" draw:layer="controls" svg:width="1cm" svg:height="1cm" svg:x="2cm" svg:y="12cm">
          <draw:text-box>
            <text:p text:style-name="P1"><text:span text:style-name="T45">P</text:span></text:p>
          </draw:text-box>
        </draw:frame>
        <draw:frame draw:style-name="gr70" draw:text-style-name="P58" xml:id="id147" draw:id="id147" draw:layer="controls" svg:width="1cm" svg:height="1cm" svg:x="2cm" svg:y="14cm">
          <draw:text-box>
            <text:p text:style-name="P1"><text:span text:style-name="T45">O</text:span></text:p>
          </draw:text-box>
        </draw:frame>
        <draw:custom-shape draw:style-name="gr66" draw:text-style-name="P1" xml:id="id140" draw:id="id140" draw:layer="controls" svg:width="4cm" svg:height="1cm" svg:x="1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41" draw:id="id141" draw:layer="controls" svg:width="4cm" svg:height="1cm" svg:x="2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39" draw:id="id139" draw:layer="controls" svg:width="4cm" svg:height="1cm" svg:x="15cm" svg:y="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3" draw:text-style-name="P59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2cm" svg:y2="4cm" draw:start-shape="id139" draw:start-glue-point="3" draw:end-shape="id140" draw:end-glue-point="0" svg:d="m15000 2500c-2000 0-3000 500-3000 1500" svg:viewBox="0 0 3001 1501">
          <text:p/>
        </draw:connector>
        <draw:connector draw:style-name="gr74" draw:text-style-name="P1" draw:layer="controls" draw:type="curve" svg:x1="19cm" svg:y1="2.5cm" svg:x2="22cm" svg:y2="4cm" draw:start-shape="id139" draw:start-glue-point="1" draw:end-shape="id141" svg:d="m19000 2500c2000 0 3000 500 3000 1500" svg:viewBox="0 0 3001 1501">
          <text:p/>
        </draw:connector>
        <draw:connector draw:style-name="gr74" draw:text-style-name="P1" draw:layer="controls" draw:type="curve" svg:x1="10cm" svg:y1="4.5cm" svg:x2="6.5cm" svg:y2="7cm" draw:start-shape="id140" draw:start-glue-point="3" draw:end-shape="id142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41" draw:start-glue-point="1" draw:end-shape="id143" draw:end-glue-point="4" svg:d="m24000 4500c2334 0 3500 833 3500 2500" svg:viewBox="0 0 3501 2501">
          <text:p/>
        </draw:connector>
        <draw:connector draw:style-name="gr74" draw:text-style-name="P1" draw:layer="controls" draw:type="curve" svg:x1="14cm" svg:y1="4.5cm" svg:x2="13.5cm" svg:y2="7cm" draw:start-shape="id140" draw:start-glue-point="1" draw:end-shape="id144" draw:end-glue-point="4" svg:d="m14000 4500c753 0 627 751 315 1001s-815 1-815 1499" svg:viewBox="0 0 1061 2501">
          <text:p/>
        </draw:connector>
        <draw:connector draw:style-name="gr74" draw:text-style-name="P1" draw:layer="controls" draw:type="curve" svg:x1="20cm" svg:y1="4.5cm" svg:x2="20.5cm" svg:y2="7cm" draw:start-shape="id141" draw:start-glue-point="3" draw:end-shape="id137" draw:end-glue-point="4" svg:d="m20000 4500c-751 0-626 751-314 1001s814 1 814 1499" svg:viewBox="0 0 1060 2501">
          <text:p/>
        </draw:connector>
        <draw:connector draw:style-name="gr74" draw:text-style-name="P1" draw:layer="controls" draw:type="curve" svg:x1="3cm" svg:y1="10.5cm" svg:x2="12.5cm" svg:y2="10cm" draw:start-shape="id145" draw:start-glue-point="1" draw:end-shape="id135" draw:end-glue-point="4" svg:d="m3000 10500c6750 0 5625-501 6312-814s3188-437 3188 314" svg:viewBox="0 0 9501 1060">
          <text:p/>
        </draw:connector>
        <draw:connector draw:style-name="gr74" draw:text-style-name="P1" draw:layer="controls" draw:type="curve" svg:x1="3cm" svg:y1="12.5cm" svg:x2="9.5cm" svg:y2="13cm" draw:start-shape="id146" draw:start-glue-point="1" draw:end-shape="id134" draw:end-glue-point="4" svg:d="m3000 12500c4500 0 3750-1 4250-63s2250-188 2250 563" svg:viewBox="0 0 6501 612">
          <text:p/>
        </draw:connector>
        <draw:connector draw:style-name="gr74" draw:text-style-name="P1" draw:layer="controls" draw:type="curve" svg:x1="3cm" svg:y1="14.5cm" svg:x2="6.5cm" svg:y2="16cm" draw:start-shape="id147" draw:start-glue-point="1" draw:end-shape="id148" draw:end-glue-point="4" svg:d="m3000 14500c2334 0 3500 500 3500 1500" svg:viewBox="0 0 3501 1501">
          <text:p/>
        </draw:connector>
        <draw:frame draw:style-name="gr75" draw:text-style-name="P60" draw:layer="controls" svg:width="5cm" svg:height="1cm" svg:x="2cm" svg:y="2cm">
          <draw:text-box>
            <text:p text:style-name="P14"><text:span text:style-name="T47">[Triple ID: (s, p, o)]</text:span></text:p>
          </draw:text-box>
        </draw:frame>
        <draw:frame draw:style-name="gr75" draw:text-style-name="P60" draw:layer="controls" svg:width="6cm" svg:height="2cm" svg:x="2cm" svg:y="3cm">
          <draw:text-box>
            <text:p text:style-name="P14"><text:span text:style-name="T47">S[Object ID: [Triple ID …]]</text:span></text:p>
            <text:p text:style-name="P14"><text:span text:style-name="T47">P[Object ID: [Triple ID …]]</text:span></text:p>
            <text:p text:style-name="P14"><text:span text:style-name="T47">O[Object ID: [Triple ID …]]</text:span></text:p>
          </draw:text-box>
        </draw:frame>
        <draw:frame draw:style-name="gr70" draw:text-style-name="P60" draw:layer="controls" svg:width="7cm" svg:height="1cm" svg:x="2cm" svg:y="17cm">
          <draw:text-box>
            <text:p text:style-name="P14"><text:span text:style-name="T47">UUID(Object Name)=Object ID</text:span></text:p>
          </draw:text-box>
        </draw:frame>
        <draw:custom-shape draw:style-name="gr76" draw:text-style-name="P61" draw:layer="controls" svg:width="7.6cm" svg:height="2.3cm" draw:transform="skewX (1.06498324331908E-016) rotate (0.563043216693371) translate (10.9cm 10.457cm)">
          <text:p text:style-name="P1"><text:span text:style-name="T48">Obso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0" draw:style-name="dp1" draw:master-page-name="默认">
        <draw:custom-shape draw:style-name="gr66" draw:text-style-name="P51" draw:layer="controls" svg:width="1cm" svg:height="1cm" svg:x="1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49" draw:id="id149" draw:layer="controls" svg:width="1cm" svg:height="1cm" svg:x="15cm" svg:y="11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1" draw:id="id151" draw:layer="controls" svg:width="1cm" svg:height="1cm" svg:x="19cm" svg:y="11cm">
          <text:p text:style-name="P1"><text:span text:style-name="T49">‘</text:span><text:span text:style-name="T49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3" draw:id="id153" draw:layer="controls" svg:width="1cm" svg:height="1cm" svg:x="23cm" svg:y="11cm">
          <text:p text:style-name="P1"><text:span text:style-name="T49">‘</text:span><text:span text:style-name="T49">c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75" draw:id="id175" draw:layer="controls" svg:width="1cm" svg:height="1cm" svg:x="17cm" svg:y="14cm">
          <text:p text:style-name="P1"><text:span text:style-name="T50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9cm" svg:y="14cm">
          <text:p text:style-name="P1"><text:span text:style-name="T50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73" draw:id="id173" draw:layer="controls" svg:width="1cm" svg:height="1cm" svg:x="15cm" svg:y="17cm">
          <text:p text:style-name="P1"><text:span text:style-name="T49">‘</text:span><text:span text:style-name="T49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draw:layer="controls" svg:width="1cm" svg:height="1cm" svg:x="19cm" svg:y="17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64" draw:layer="controls" svg:width="9cm" svg:height="2cm" svg:x="1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frame draw:style-name="gr77" draw:text-style-name="P65" draw:layer="controls" svg:width="17cm" svg:height="8.5cm" svg:x="11.5cm" svg:y="10.5cm">
          <draw:text-box>
            <text:p text:style-name="P14"><text:span text:style-name="T45">Objects</text:span></text:p>
          </draw:text-box>
        </draw:frame>
        <draw:frame draw:style-name="gr78" draw:text-style-name="P67" draw:layer="controls" svg:width="7cm" svg:height="1cm" svg:x="15cm" svg:y="18cm">
          <draw:text-box>
            <text:p text:style-name="P66"><text:span text:style-name="T51">(prefix: term, class, individual)</text:span></text:p>
          </draw:text-box>
        </draw:frame>
        <draw:custom-shape draw:style-name="gr66" draw:text-style-name="P51" xml:id="id160" draw:id="id160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0cm" svg:y="7cm">
          <text:p text:style-name="P1"><text:span text:style-name="T50">a</text:span><text:span text:style-name="T52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4" draw:id="id16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6" draw:id="id166" draw:layer="controls" svg:width="1cm" svg:height="1cm" svg:x="20cm" svg:y="7cm">
          <text:p text:style-name="P1"><text:span text:style-name="T50">B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26cm" svg:y="7cm">
          <text:p text:style-name="P1"><text:span text:style-name="T50">c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2" draw:id="id162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controls" draw:type="lines" svg:x1="15.5cm" svg:y1="11cm" svg:x2="10.5cm" svg:y2="9cm" draw:start-shape="id149" draw:start-glue-point="4" draw:end-shape="id150" draw:end-glue-point="6" svg:d="m15500 11000v-501l-5000-997v-502" svg:viewBox="0 0 5001 2001">
          <text:p/>
        </draw:connector>
        <draw:connector draw:style-name="gr79" draw:text-style-name="P1" draw:layer="controls" draw:type="lines" svg:x1="19.5cm" svg:y1="11cm" svg:x2="20.5cm" svg:y2="9cm" draw:start-shape="id151" draw:start-glue-point="4" draw:end-shape="id152" draw:end-glue-point="6" svg:d="m19500 11000v-501l1000-997v-502" svg:viewBox="0 0 1001 2001">
          <text:p/>
        </draw:connector>
        <draw:connector draw:style-name="gr79" draw:text-style-name="P1" draw:layer="controls" draw:type="lines" svg:x1="23.5cm" svg:y1="11cm" svg:x2="26.5cm" svg:y2="9cm" draw:start-shape="id153" draw:start-glue-point="4" draw:end-shape="id154" draw:end-glue-point="6" svg:d="m23500 11000v-501l3000-997v-502" svg:viewBox="0 0 3001 2001">
          <text:p/>
        </draw:connector>
        <draw:frame draw:style-name="gr70" draw:text-style-name="P68" xml:id="id167" draw:id="id167" draw:layer="controls" svg:width="2cm" svg:height="1cm" svg:x="2cm" svg:y="5cm">
          <draw:text-box>
            <text:p text:style-name="P1"><text:span text:style-name="T53">S, </text:span><text:span text:style-name="T54">SP</text:span></text:p>
          </draw:text-box>
        </draw:frame>
        <draw:custom-shape draw:style-name="gr80" draw:text-style-name="P59" xml:id="id168" draw:id="id168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1.5cm" svg:y2="4cm" draw:start-shape="id155" draw:start-glue-point="5" draw:end-shape="id156" draw:end-glue-point="4" svg:d="m15000 2500c-2334 0-3500 500-3500 1500" svg:viewBox="0 0 3501 1501">
          <text:p/>
        </draw:connector>
        <draw:connector draw:style-name="gr74" draw:text-style-name="P1" draw:layer="controls" draw:type="curve" svg:x1="19cm" svg:y1="2.5cm" svg:x2="22.5cm" svg:y2="4cm" draw:start-shape="id157" draw:start-glue-point="7" draw:end-shape="id158" draw:end-glue-point="4" svg:d="m19000 2500c2334 0 3500 500 3500 1500" svg:viewBox="0 0 3501 1501">
          <text:p/>
        </draw:connector>
        <draw:connector draw:style-name="gr74" draw:text-style-name="P1" draw:layer="controls" draw:type="curve" svg:x1="10cm" svg:y1="4.5cm" svg:x2="6.5cm" svg:y2="7cm" draw:start-shape="id159" draw:start-glue-point="5" draw:end-shape="id160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61" draw:start-glue-point="7" draw:end-shape="id162" draw:end-glue-point="4" svg:d="m24000 4500c2334 0 3500 833 3500 2500" svg:viewBox="0 0 3501 2501">
          <text:p/>
        </draw:connector>
        <draw:connector draw:style-name="gr74" draw:text-style-name="P1" draw:layer="controls" draw:type="curve" svg:x1="13cm" svg:y1="4.5cm" svg:x2="13.5cm" svg:y2="7cm" draw:start-shape="id163" draw:start-glue-point="7" draw:end-shape="id164" draw:end-glue-point="4" svg:d="m13000 4500c753 0 627 751 564 1001s-64 1-64 1499" svg:viewBox="0 0 614 2501">
          <text:p/>
        </draw:connector>
        <draw:connector draw:style-name="gr74" draw:text-style-name="P1" draw:layer="controls" draw:type="curve" svg:x1="15.5cm" svg:y1="5cm" svg:x2="20.5cm" svg:y2="7cm" draw:start-shape="id165" draw:start-glue-point="6" draw:end-shape="id166" draw:end-glue-point="4" svg:d="m15500 5000c0 1501 5000 502 5000 2000" svg:viewBox="0 0 5001 2001">
          <text:p/>
        </draw:connector>
        <draw:frame draw:style-name="gr70" draw:text-style-name="P60" draw:layer="controls" svg:width="6cm" svg:height="1cm" svg:x="22cm" svg:y="18cm">
          <draw:text-box>
            <text:p text:style-name="P14"><text:span text:style-name="T47">UUID(Object Name)=Object ID</text:span></text:p>
          </draw:text-box>
        </draw:frame>
        <draw:connector draw:style-name="gr74" draw:text-style-name="P1" draw:layer="layout" draw:type="curve" svg:x1="4cm" svg:y1="5.5cm" svg:x2="9.5cm" svg:y2="3.5cm" draw:start-shape="id167" draw:start-glue-point="1" draw:end-shape="id168" draw:end-glue-point="3" svg:d="m4000 5500c4122 0 1372-2000 5500-2000" svg:viewBox="0 0 5501 2001">
          <text:p/>
        </draw:connector>
        <draw:frame draw:style-name="gr70" draw:text-style-name="P68" xml:id="id169" draw:id="id169" draw:layer="layout" svg:width="2cm" svg:height="1cm" svg:x="2cm" svg:y="7cm">
          <draw:text-box>
            <text:p text:style-name="P1"><text:span text:style-name="T53">P, </text:span><text:span text:style-name="T54">PO</text:span></text:p>
          </draw:text-box>
        </draw:frame>
        <draw:frame draw:style-name="gr70" draw:text-style-name="P68" xml:id="id171" draw:id="id171" draw:layer="layout" svg:width="2cm" svg:height="1cm" svg:x="2cm" svg:y="9cm">
          <draw:text-box>
            <text:p text:style-name="P1"><text:span text:style-name="T53">O, </text:span><text:span text:style-name="T54">OS</text:span></text:p>
          </draw:text-box>
        </draw:frame>
        <draw:custom-shape draw:style-name="gr67" draw:text-style-name="P69" xml:id="id172" draw:id="id172" draw:layer="layout" svg:width="4cm" svg:height="1cm" svg:x="6cm" svg:y="14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4" draw:text-style-name="P1" draw:layer="layout" draw:type="curve" svg:x1="4cm" svg:y1="7.5cm" svg:x2="6cm" svg:y2="10.5cm" draw:start-shape="id169" draw:start-glue-point="1" draw:end-shape="id170" draw:end-glue-point="3" svg:d="m4000 7500c1500 0 500 3000 2000 3000" svg:viewBox="0 0 2001 3001">
          <text:p/>
        </draw:connector>
        <draw:connector draw:style-name="gr74" draw:text-style-name="P1" draw:layer="layout" draw:type="curve" svg:x1="4cm" svg:y1="9.5cm" svg:x2="6cm" svg:y2="14.5cm" draw:start-shape="id171" draw:start-glue-point="1" draw:end-shape="id172" draw:end-glue-point="3" svg:d="m4000 9500c1500 0 500 5000 2000 5000" svg:viewBox="0 0 2001 5001">
          <text:p/>
        </draw:connector>
        <draw:custom-shape draw:style-name="gr81" draw:text-style-name="P70" xml:id="id150" draw:id="id150" draw:layer="layout" svg:width="1cm" svg:height="1cm" svg:x="1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2" draw:id="id152" draw:layer="layout" svg:width="1cm" svg:height="1cm" svg:x="2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4" draw:id="id154" draw:layer="layout" svg:width="1cm" svg:height="1cm" svg:x="26cm" svg:y="8cm">
          <text:p text:style-name="P1"><text:span text:style-name="T55">e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layout" draw:type="lines" svg:x1="15.5cm" svg:y1="17cm" svg:x2="10cm" svg:y2="16.5cm" draw:start-shape="id173" draw:start-glue-point="4" draw:end-shape="id174" draw:end-glue-point="7" svg:d="m15500 17000v-501l-4998 1h-502" svg:viewBox="0 0 5501 502">
          <text:p/>
        </draw:connector>
        <draw:frame draw:style-name="gr82" draw:text-style-name="P71" draw:layer="controls" svg:width="2.5cm" svg:height="6.5cm" svg:x="2cm" svg:y="4cm">
          <draw:text-box>
            <text:p text:style-name="P14"><text:span text:style-name="T56">Index</text:span></text:p>
          </draw:text-box>
        </draw:frame>
        <draw:connector draw:style-name="gr79" draw:text-style-name="P1" draw:layer="layout" draw:type="lines" svg:x1="17.5cm" svg:y1="14cm" svg:x2="10cm" svg:y2="12.5cm" draw:start-shape="id175" draw:start-glue-point="4" draw:end-shape="id176" draw:end-glue-point="7" svg:d="m17500 14000v-501l-6998-999h-502" svg:viewBox="0 0 7501 1501">
          <text:p/>
        </draw:connector>
        <draw:custom-shape draw:style-name="gr83" draw:text-style-name="P1" draw:layer="controls" svg:width="1.6cm" svg:height="7.5cm" svg:x="18.7cm" svg:y="10.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83cm" svg:height="11.277cm" draw:transform="skewX (0.0102974425867666) rotate (-0.925024503556995) translate (23.541cm 10.5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74cm" svg:height="8.538cm" draw:transform="skewX (-0.00174532925199435) rotate (0.579798377512516) translate (14.5cm 11.361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1" draw:text-style-name="P70" xml:id="id176" draw:id="id176" draw:layer="controls" svg:width="1cm" svg:height="1cm" svg:x="9cm" svg:y="12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1cm">
          <text:p text:style-name="P1"><text:span text:style-name="T52">is</text:span><text:span text:style-name="T57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74" draw:id="id174" draw:layer="controls" svg:width="1cm" svg:height="1cm" svg:x="9cm" svg:y="16cm">
          <text:p text:style-name="P1"><text:span text:style-name="T55">has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5cm">
          <text:p text:style-name="P1"><text:span text:style-name="T15">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9" xml:id="id170" draw:id="id170" draw:layer="layout" svg:width="4cm" svg:height="1cm" svg:x="6cm" svg:y="10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84" draw:text-style-name="P72" draw:layer="controls" svg:width="3cm" svg:height="1cm" svg:x="6cm" svg:y="11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3cm" svg:height="1cm" svg:x="6cm" svg:y="15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6cm" svg:height="1cm" svg:x="14cm" svg:y="7cm">
          <draw:text-box>
            <text:p text:style-name="P1"><text:span text:style-name="T37">• <text:s text:c="2"/>• <text:s text:c="2"/>• <text:s text:c="2"/>• <text:s text:c="2"/>• <text:s text:c="2"/>•</text:span></text:p>
          </draw:text-box>
        </draw:frame>
        <draw:custom-shape draw:style-name="gr67" draw:text-style-name="P63" xml:id="id159" draw:id="id159" draw:layer="controls" svg:width="1cm" svg:height="1cm" svg:x="10cm" svg:y="4cm">
          <text:p text:style-name="P1"><text:span text:style-name="T50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6" draw:id="id156" draw:layer="controls" svg:width="1cm" svg:height="1cm" svg:x="1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3" draw:id="id163" draw:layer="controls" svg:width="1cm" svg:height="1cm" svg:x="1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63" draw:layer="controls" svg:width="1cm" svg:height="1cm" svg:x="2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8" draw:id="id158" draw:layer="controls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1" draw:id="id161" draw:layer="controls" svg:width="1cm" svg:height="1cm" svg:x="23cm" svg:y="4cm">
          <text:p text:style-name="P1"><text:span text:style-name="T50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65" draw:id="id165" draw:layer="controls" svg:width="1cm" svg:height="1cm" svg:x="15cm" svg:y="4cm">
          <text:p text:style-name="P1"><text:span text:style-name="T38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xml:id="id178" draw:id="id178" draw:layer="controls" svg:width="1cm" svg:height="1cm" svg:x="1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9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5" draw:id="id155" draw:layer="controls" svg:width="1cm" svg:height="1cm" svg:x="15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9" draw:id="id179" draw:layer="controls" svg:width="1cm" svg:height="1cm" svg:x="16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7" draw:id="id177" draw:layer="controls" svg:width="1cm" svg:height="1cm" svg:x="17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7" draw:id="id157" draw:layer="controls" svg:width="1cm" svg:height="1cm" svg:x="1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controls" draw:type="curve" svg:x1="17.5cm" svg:y1="3cm" svg:x2="18.5cm" svg:y2="4cm" draw:start-shape="id177" draw:start-glue-point="6" draw:end-shape="id178" draw:end-glue-point="4" svg:d="m17500 3000c0 751 1000 252 1000 1000" svg:viewBox="0 0 1001 1001">
          <text:p/>
        </draw:connector>
        <draw:connector draw:style-name="gr74" draw:text-style-name="P1" draw:layer="controls" draw:type="curve" svg:x1="16.5cm" svg:y1="3cm" svg:x2="15.5cm" svg:y2="4cm" draw:start-shape="id179" draw:start-glue-point="6" draw:end-shape="id165" draw:end-glue-point="4" svg:d="m16500 3000c0 751-1000 252-1000 1000" svg:viewBox="0 0 1001 1001">
          <text:p/>
        </draw:connector>
        <draw:frame draw:style-name="gr75" draw:text-style-name="P60" draw:layer="controls" svg:width="6cm" svg:height="2cm" svg:x="2cm" svg:y="1cm">
          <draw:text-box>
            <text:p text:style-name="P14"><text:span text:style-name="T47">{Key1: {Key2: [Value, … ], … }, … }</text:span></text:p>
            <text:p text:style-name="P14"><text:span text:style-name="T47">or</text:span></text:p>
            <text:p text:style-name="P14"><text:span text:style-name="T47">{(Key1, Key2): [Value, … ], … }</text:span></text:p>
          </draw:text-box>
        </draw:frame>
      </draw:page>
      <draw:page draw:name="page11" draw:style-name="dp1" draw:master-page-name="默认">
        <dr3d:scene draw:style-name="gr85" svg:width="14.953cm" svg:height="14.25cm" svg:x="10.027cm" svg:y="3.028cm" dr3d:transform="matrix (0.971290461729972 -0.00907096601748315 0.237723697867687 -0.189366467356128 0.575372505184139 0.795667531899593 -0.143997152726845 -0.817841181314343 0.557136089436795 -0.107216084282165cm -0.112053581720701cm 0.41636607804462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6" draw:layer="layout" dr3d:transform="matrix (0.901466144355831 0.102526220631887 0.501205224451452 0.0299020685470895 1.07235278930511 -0.509482579736057 -0.635047084779223 0.412708577616817 0.84634617388017 6.8718874196768cm -1.61041776013569cm -2.02379869193972cm)"/>
        </dr3d:scene>
        <draw:frame draw:style-name="gr70" draw:text-style-name="P68" xml:id="id181" draw:id="id181" draw:layer="controls" svg:width="2cm" svg:height="1cm" svg:x="23cm" svg:y="4cm">
          <draw:text-box>
            <text:p text:style-name="P1"><text:span text:style-name="T53">Triple</text:span><text:span text:style-name="T58">i</text:span></text:p>
          </draw:text-box>
        </draw:frame>
        <draw:connector draw:style-name="gr87" draw:text-style-name="P1" xml:id="id180" draw:id="id180" draw:layer="controls" draw:type="line" svg:x1="10cm" svg:y1="13.314cm" svg:x2="20.966cm" svg:y2="18.4cm" svg:d="m10000 13314 10966 5086" svg:viewBox="0 0 10967 5087">
          <text:p text:style-name="P1"/>
          <text:p text:style-name="P1"><text:span text:style-name="T45">S</text:span></text:p>
        </draw:connector>
        <draw:connector draw:style-name="gr88" draw:text-style-name="P1" draw:layer="controls" draw:type="line" svg:x1="10cm" svg:y1="13.314cm" svg:x2="10cm" svg:y2="3.348cm" draw:start-shape="id180" draw:start-glue-point="2" svg:d="m10000 13314v-9966" svg:viewBox="0 0 1 9967">
          <text:p text:style-name="P1"/>
          <text:p text:style-name="P1"><text:span text:style-name="T45">P <text:s text:c="4"/></text:span></text:p>
        </draw:connector>
        <draw:connector draw:style-name="gr89" draw:text-style-name="P1" draw:layer="controls" draw:type="line" svg:x1="10cm" svg:y1="13.314cm" svg:x2="18.756cm" svg:y2="6.967cm" draw:start-shape="id180" draw:start-glue-point="2" svg:d="m10000 13314 8756-6347" svg:viewBox="0 0 8757 6348">
          <text:p text:style-name="P1"/>
          <text:p text:style-name="P1"><text:span text:style-name="T45">O</text:span></text:p>
        </draw:connector>
        <draw:frame draw:style-name="gr68" draw:text-style-name="P64" draw:layer="controls" svg:width="9cm" svg:height="2cm" svg:x="1cm" svg:y="18cm">
          <draw:text-box>
            <text:p><text:span text:style-name="T39">Concept derived from Triple store </text:span><text:span text:style-name="T40">Shi.Zhan (c) 2013</text:span></text:p>
            <text:p><text:span text:style-name="T40">Project SEED</text:span></text:p>
          </draw:text-box>
        </draw:frame>
        <draw:connector draw:style-name="gr90" draw:text-style-name="P1" draw:layer="controls" draw:type="lines" svg:x1="23cm" svg:y1="4.5cm" svg:x2="20.55cm" svg:y2="6.8cm" draw:start-shape="id181" draw:start-glue-point="3" draw:end-shape="id182" draw:end-glue-point="0" svg:d="m23000 4500h-500l-1950 1800v500" svg:viewBox="0 0 2451 2301">
          <text:p/>
        </draw:connector>
        <dr3d:scene draw:style-name="gr91" xml:id="id182" draw:id="id182" svg:width="0.5cm" svg:height="0.5cm" svg:x="20.3cm" svg:y="6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2" draw:layer="layout"/>
        </dr3d:scene>
      </draw:page>
      <draw:page draw:name="page12" draw:style-name="dp1" draw:master-page-name="默认">
        <draw:frame draw:style-name="gr68" draw:text-style-name="P64" draw:layer="controls" svg:width="10cm" svg:height="2cm" svg:x="1cm" svg:y="18cm">
          <draw:text-box>
            <text:p><text:span text:style-name="T39">Triple Graph based Metadata storage </text:span><text:span text:style-name="T40">Shi.Zhan (c) 2013</text:span></text:p>
            <text:p><text:span text:style-name="T40">Project Trigram</text:span></text:p>
          </draw:text-box>
        </draw:frame>
        <draw:line draw:style-name="gr93" draw:text-style-name="P1" draw:layer="layout" svg:x1="3cm" svg:y1="6cm" svg:x2="28cm" svg:y2="6cm">
          <text:p/>
        </draw:line>
        <draw:line draw:style-name="gr54" draw:text-style-name="P1" draw:layer="layout" svg:x1="2cm" svg:y1="11cm" svg:x2="28cm" svg:y2="11cm">
          <text:p/>
        </draw:line>
        <draw:custom-shape draw:style-name="gr66" draw:text-style-name="P51" xml:id="id184" draw:id="id184" draw:layer="layout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7" draw:id="id187" draw:layer="layout" svg:width="1cm" svg:height="1cm" svg:x="6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5" draw:id="id185" draw:layer="layout" svg:width="1cm" svg:height="1cm" svg:x="7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3" draw:id="id183" draw:layer="layout" svg:width="1cm" svg:height="1cm" svg:x="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8" draw:id="id188" draw:layer="layout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1" draw:id="id191" draw:layer="layout" svg:width="1cm" svg:height="1cm" svg:x="6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2" draw:id="id192" draw:layer="layout" svg:width="1cm" svg:height="1cm" svg:x="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6" draw:id="id186" draw:layer="layout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9" draw:id="id189" draw:layer="layout" svg:width="1cm" svg:height="1cm" svg:x="1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3" draw:id="id193" draw:layer="layout" svg:width="1cm" svg:height="1cm" svg:x="14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0" draw:id="id190" draw:layer="layout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5" draw:id="id195" draw:layer="layout" svg:width="1cm" svg:height="1cm" svg:x="22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4" draw:id="id194" draw:layer="layout" svg:width="1cm" svg:height="1cm" svg:x="1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6" draw:id="id196" draw:layer="layout" svg:width="1cm" svg:height="1cm" svg:x="22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layout" draw:type="curve" svg:x1="8.5cm" svg:y1="4cm" svg:x2="14.5cm" svg:y2="4cm" draw:start-shape="id183" draw:start-glue-point="4" draw:end-shape="id184" draw:end-glue-point="4" svg:d="m8500 4000c0-751 6000-751 6000 0" svg:viewBox="0 0 6001 564">
          <text:p/>
        </draw:connector>
        <draw:connector draw:style-name="gr74" draw:text-style-name="P1" draw:layer="layout" draw:type="curve" svg:x1="7.5cm" svg:y1="5cm" svg:x2="22.5cm" svg:y2="5cm" draw:start-shape="id185" draw:start-glue-point="6" draw:end-shape="id186" draw:end-glue-point="6" svg:d="m7500 5000c0 753 15000 753 15000 0" svg:viewBox="0 0 15001 566">
          <text:p/>
        </draw:connector>
        <draw:connector draw:style-name="gr74" draw:text-style-name="P1" draw:layer="layout" draw:type="curve" svg:x1="6.5cm" svg:y1="5cm" svg:x2="6.5cm" svg:y2="7cm" draw:start-shape="id187" draw:start-glue-point="6" draw:end-shape="id188" draw:end-glue-point="4" svg:d="m6500 5000v2000" svg:viewBox="0 0 1 2001">
          <text:p/>
        </draw:connector>
        <draw:connector draw:style-name="gr74" draw:text-style-name="P1" draw:layer="layout" draw:type="curve" svg:x1="14.5cm" svg:y1="5cm" svg:x2="14.5cm" svg:y2="7cm" draw:start-shape="id184" draw:start-glue-point="6" draw:end-shape="id189" draw:end-glue-point="0" svg:d="m14500 5000v2000" svg:viewBox="0 0 1 2001">
          <text:p/>
        </draw:connector>
        <draw:connector draw:style-name="gr74" draw:text-style-name="P1" draw:layer="layout" draw:type="curve" svg:x1="22.5cm" svg:y1="5cm" svg:x2="22.5cm" svg:y2="7cm" draw:start-shape="id186" draw:start-glue-point="6" draw:end-shape="id190" draw:end-glue-point="4" svg:d="m22500 5000v2000" svg:viewBox="0 0 1 2001">
          <text:p/>
        </draw:connector>
        <draw:connector draw:style-name="gr94" draw:text-style-name="P1" draw:layer="layout" draw:type="curve" svg:x1="6.5cm" svg:y1="10cm" svg:x2="6.5cm" svg:y2="12cm" draw:start-shape="id191" draw:start-glue-point="6" draw:end-shape="id192" draw:end-glue-point="4" svg:d="m6500 10000v2000" svg:viewBox="0 0 1 2001">
          <text:p/>
        </draw:connector>
        <draw:connector draw:style-name="gr94" draw:text-style-name="P1" draw:layer="layout" draw:type="curve" svg:x1="14.5cm" svg:y1="10cm" svg:x2="14.5cm" svg:y2="12cm" draw:start-shape="id193" draw:start-glue-point="6" draw:end-shape="id194" draw:end-glue-point="4" svg:d="m14500 10000v2000" svg:viewBox="0 0 1 2001">
          <text:p/>
        </draw:connector>
        <draw:connector draw:style-name="gr94" draw:text-style-name="P1" draw:layer="layout" draw:type="curve" svg:x1="22.5cm" svg:y1="10cm" svg:x2="22.5cm" svg:y2="12cm" draw:start-shape="id195" draw:start-glue-point="6" draw:end-shape="id196" draw:end-glue-point="4" svg:d="m22500 10000v2000" svg:viewBox="0 0 1 2001">
          <text:p/>
        </draw:connector>
        <draw:frame draw:style-name="gr70" draw:text-style-name="P73" draw:layer="layout" svg:width="3cm" svg:height="1cm" svg:x="2cm" svg:y="10cm">
          <draw:text-box>
            <text:p text:style-name="P14"><text:span text:style-name="T59">In-memory</text:span></text:p>
          </draw:text-box>
        </draw:frame>
        <draw:frame draw:style-name="gr70" draw:text-style-name="P73" draw:layer="layout" svg:width="3cm" svg:height="1cm" svg:x="2cm" svg:y="11cm">
          <draw:text-box>
            <text:p text:style-name="P14"><text:span text:style-name="T59">Persistent</text:span></text:p>
          </draw:text-box>
        </draw:frame>
        <draw:frame draw:style-name="gr70" draw:text-style-name="P73" draw:layer="layout" svg:width="2cm" svg:height="1cm" svg:x="4cm" svg:y="6cm">
          <draw:text-box>
            <text:p text:style-name="P14"><text:span text:style-name="T59">Model</text:span></text:p>
          </draw:text-box>
        </draw:frame>
        <draw:frame draw:style-name="gr70" draw:text-style-name="P73" draw:layer="layout" svg:width="2cm" svg:height="1cm" svg:x="4cm" svg:y="5cm">
          <draw:text-box>
            <text:p text:style-name="P14"><text:span text:style-name="T59">Index</text:span></text:p>
          </draw:text-box>
        </draw:frame>
        <draw:frame draw:style-name="gr70" draw:text-style-name="P73" draw:layer="layout" svg:width="3cm" svg:height="1cm" svg:x="18cm" svg:y="4cm">
          <draw:text-box>
            <text:p text:style-name="P27"><text:span text:style-name="T60">. . .</text:span></text:p>
          </draw:text-box>
        </draw:frame>
        <draw:frame draw:style-name="gr70" draw:text-style-name="P73" draw:layer="layout" svg:width="3cm" svg:height="1cm" svg:x="10cm" svg:y="4cm">
          <draw:text-box>
            <text:p text:style-name="P27"><text:span text:style-name="T60">. . .</text:span></text:p>
          </draw:text-box>
        </draw:frame>
        <draw:frame draw:style-name="gr70" draw:text-style-name="P74" draw:layer="layout" svg:width="7cm" svg:height="1cm" svg:x="7cm" svg:y="11cm">
          <draw:text-box>
            <text:p text:style-name="P14"><text:span text:style-name="T61">insert, delete, load, clear</text:span></text:p>
          </draw:text-box>
        </draw:frame>
        <draw:frame draw:style-name="gr70" draw:text-style-name="P74" draw:layer="layout" svg:width="7cm" svg:height="1cm" svg:x="7cm" svg:y="10cm">
          <draw:text-box>
            <text:p text:style-name="P14"><text:span text:style-name="T61">ask, construct, select</text:span></text:p>
          </draw:text-box>
        </draw:frame>
      </draw:page>
      <draw:page draw:name="page13" draw:style-name="dp1" draw:master-page-name="默认">
        <draw:frame draw:style-name="gr68" draw:text-style-name="P64" draw:layer="controls" svg:width="5cm" svg:height="2cm" svg:x="1cm" svg:y="18cm">
          <draw:text-box>
            <text:p><text:span text:style-name="T39">TriGraM poster</text:span></text:p>
            <text:p><text:span text:style-name="T40">Shi.Zhan (c) 2013</text:span></text:p>
            <text:p><text:span text:style-name="T40">Project Trigram</text:span></text:p>
          </draw:text-box>
        </draw:frame>
        <draw:frame draw:style-name="gr95" draw:text-style-name="P75" draw:layer="layout" svg:width="27cm" svg:height="5cm" svg:x="1.5cm" svg:y="4cm">
          <draw:text-box>
            <text:p><text:span text:style-name="T62">Triple Graph based Metadata storage</text:span></text:p>
          </draw:text-box>
        </draw:frame>
        <draw:g>
          <draw:custom-shape draw:style-name="gr96" draw:text-style-name="P1" draw:layer="layout" svg:width="3cm" svg:height="3cm" svg:x="15cm" svg:y="7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1" draw:layer="layout" svg:width="4cm" svg:height="3cm" svg:x="18cm" svg:y="7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2cm" svg:height="3cm" svg:x="22cm" svg:y="7cm">
            <text:p/>
            <draw:enhanced-geometry svg:viewBox="0 0 21600 21600" draw:type="rectangle" draw:enhanced-path="M 0 0 L 21600 0 21600 21600 0 21600 0 0 Z N"/>
          </draw:custom-shape>
          <draw:frame draw:style-name="gr95" draw:text-style-name="P76" draw:layer="layout" svg:width="9cm" svg:height="3cm" svg:x="15cm" svg:y="7cm">
            <draw:text-box>
              <text:p><text:span text:style-name="T63">Tri</text:span><text:span text:style-name="T64">Gra</text:span><text:span text:style-name="T63">M</text:span></text:p>
            </draw:text-box>
          </draw:frame>
        </draw:g>
        <draw:custom-shape draw:style-name="gr3" draw:text-style-name="P77" draw:layer="layout" svg:width="21cm" svg:height="1cm" svg:x="6cm" svg:y="16cm">
          <text:p text:style-name="P14"><text:span text:style-name="T65">Block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4cm" svg:height="2cm" svg:x="20cm" svg:y="14cm">
          <text:p text:style-name="P1"><text:span text:style-name="T65">File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5cm" svg:height="2.5cm" svg:x="15cm" svg:y="14cm">
          <text:p text:style-name="P1"><text:span text:style-name="T65">Object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9cm" svg:height="1cm" svg:x="6cm" svg:y="15cm">
          <text:p text:style-name="P1"><text:span text:style-name="T65">Key-Value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3cm" svg:height="1cm" svg:x="10cm" svg:y="14cm">
          <text:p text:style-name="P1"><text:span text:style-name="T65">RDBMS</text:span></text:p>
          <draw:enhanced-geometry svg:viewBox="0 0 21600 21600" draw:type="rectangle" draw:enhanced-path="M 0 0 L 21600 0 21600 21600 0 21600 0 0 Z N"/>
        </draw:custom-shape>
        <draw:custom-shape draw:style-name="gr98" draw:text-style-name="P78" draw:layer="layout" svg:width="4cm" svg:height="1cm" svg:x="6cm" svg:y="14cm">
          <text:p text:style-name="P1"><text:span text:style-name="T65">Triple Store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4cm" svg:height="1cm" svg:x="20cm" svg:y="12cm">
          <text:p text:style-name="P1"><text:span text:style-name="T65">POSIX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5cm" svg:height="1cm" svg:x="15cm" svg:y="12cm">
          <text:p text:style-name="P1"><text:span text:style-name="T65">T10-OSD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3cm" svg:height="1cm" svg:x="10cm" svg:y="12cm">
          <text:p text:style-name="P1"><text:span text:style-name="T65">SQL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4cm" svg:height="1cm" svg:x="6cm" svg:y="12cm">
          <text:p text:style-name="P1"><text:span text:style-name="T65">SPARQL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21cm" svg:height="1.5cm" svg:x="6cm" svg:y="10.5cm">
          <text:p text:style-name="P1"><text:span text:style-name="T65">APP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21cm" svg:height="1cm" svg:x="6cm" svg:y="18cm">
          <text:p text:style-name="P1"><text:span text:style-name="T65">Resource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2cm" svg:height="1cm" svg:x="13cm" svg:y="12cm">
          <text:p text:style-name="P1"><text:span text:style-name="T65">K/V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12cm" svg:height="0.5cm" svg:x="9cm" svg:y="11.7cm">
          <text:p text:style-name="P1"><text:span text:style-name="T66">REST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3cm" svg:height="1cm" svg:x="24cm" svg:y="12cm">
          <text:p text:style-name="P1"><text:span text:style-name="T65">T10/13</text:span></text:p>
          <draw:enhanced-geometry svg:viewBox="0 0 21600 21600" draw:type="rectangle" draw:enhanced-path="M 0 0 L 21600 0 21600 21600 0 21600 0 0 Z N"/>
        </draw:custom-shape>
        <draw:line draw:style-name="gr100" draw:text-style-name="P78" draw:layer="layout" svg:x1="6cm" svg:y1="19.5cm" svg:x2="27cm" svg:y2="19.5cm">
          <text:p text:style-name="P1"><text:span text:style-name="T65">Expressive</text:span></text:p>
        </draw:line>
        <draw:frame draw:style-name="gr101" draw:text-style-name="P80" draw:layer="layout" svg:width="4cm" svg:height="1.026cm" svg:x="1cm" svg:y="13cm">
          <draw:text-box>
            <text:p><text:span text:style-name="T67">Scalability?</text:span></text:p>
          </draw:text-box>
        </draw:frame>
      </draw:page>
      <draw:page draw:name="page14" draw:style-name="dp1" draw:master-page-name="默认">
        <draw:frame draw:style-name="gr68" draw:text-style-name="P64" draw:layer="controls" svg:width="9cm" svg:height="2cm" svg:x="1cm" svg:y="18cm">
          <draw:text-box>
            <text:p text:style-name="P43"><text:span text:style-name="T39">I/O Operation Design</text:span></text:p>
            <text:p text:style-name="P43"><text:span text:style-name="T40">Shi.Zhan (c) 2013</text:span></text:p>
            <text:p text:style-name="P43"><text:span text:style-name="T40">Project Trigram</text:span></text:p>
          </draw:text-box>
        </draw:frame>
        <draw:frame draw:style-name="gr102" draw:text-style-name="P82" draw:layer="layout" svg:width="9cm" svg:height="1cm" svg:x="6cm" svg:y="2cm">
          <draw:text-box>
            <text:p text:style-name="P81"><text:span text:style-name="T34">Domain Specific Command</text:span></text:p>
          </draw:text-box>
        </draw:frame>
        <draw:line draw:style-name="gr59" draw:text-style-name="P1" draw:layer="layout" svg:x1="15cm" svg:y1="2cm" svg:x2="15cm" svg:y2="18cm">
          <text:p/>
        </draw:line>
        <draw:frame draw:style-name="gr102" draw:text-style-name="P84" draw:layer="layout" svg:width="4cm" svg:height="1cm" svg:x="15cm" svg:y="2cm">
          <draw:text-box>
            <text:p text:style-name="P83"><text:span text:style-name="T34">SPARQ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_20_1" draw:display-name="Line Arrow 1" svg:viewBox="0 0 1131 902" svg:d="m564 0-564 902h1131z"/>
    <draw:marker draw:name="Line_20_Arrow_20_3" draw:display-name="Line Arrow 3" svg:viewBox="0 0 3000 3000" svg:d="m1500 0 1500 2789v211h-114l-1286-2392v2392h-200v-2392l-1286 2392h-114v-211z"/>
    <draw:marker draw:name="Line_20_Arrow_20_4" draw:display-name="Line Arrow 4" svg:viewBox="0 0 3000 6000" svg:d="m1500 0 1500 3000-1500 3000-1500-3000zm0 447-1276 2553 1276 2553 1276-2553z"/>
    <draw:marker draw:name="Line_20_Arrow_20_5" draw:display-name="Line Arrow 5" svg:viewBox="0 0 1013 1130" svg:d="m1009 1050-449-1008-22-30-29-12-34 12-21 26-449 1012-5 13v8l5 21 12 21 17 13 21 4h903l21-4 21-13 9-21 4-21v-8z"/>
    <draw:marker draw:name="Line_20_Arrow_20_6" draw:display-name="Line Arrow 6" svg:viewBox="0 0 1013 1130" svg:d="m1009 1050-449-1008-22-30-29-12-34 12-21 26-449 1012-5 13v8l5 21 12 21 17 13 21 4h903l21-4 21-13 9-21 4-21v-8z"/>
    <draw:marker draw:name="Line_20_Arrow_20_7" draw:display-name="Line Arrow 7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驿等宽微米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等宽微米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7T14:55:53.30</meta:creation-date>
    <dc:date>2013-03-24T12:07:40.16</dc:date>
    <meta:editing-duration>PT14H8M</meta:editing-duration>
    <meta:editing-cycles>68</meta:editing-cycles>
    <meta:generator>LibreOffice/4.0.1.2$Windows_x86 LibreOffice_project/84102822e3d61eb989ddd325abf1ac077904985</meta:generator>
    <dc:creator>Zhan Shi</dc:creator>
    <meta:document-statistic meta:object-count="764"/>
  </office:meta>
</office:document-meta>
</file>